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may-break-between-rows="false" style:writing-mode="lr-tb"/>
    </style:style>
    <style:style style:name="Table1.A" style:family="table-column">
      <style:table-column-properties style:column-width="1.2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may-break-between-rows="false"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P1" style:family="paragraph" style:parent-style-name="Body_20_Text">
      <style:text-properties fo:font-weight="bold" style:font-weight-asian="bold" style:font-weight-complex="bold"/>
    </style:style>
    <style:style style:name="P2" style:family="paragraph" style:parent-style-name="Body_20_Text_20_Cont">
      <style:text-properties fo:font-weight="bold" style:font-weight-asian="bold" style:font-weight-complex="bold"/>
    </style:style>
    <style:style style:name="P3" style:family="paragraph" style:parent-style-name="Chapter_20_Number" style:master-page-name="Standard">
      <style:paragraph-properties style:page-number="auto"/>
    </style:style>
    <style:style style:name="T1" style:family="text"/>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800000" style:font-name="TheSansMonoConNormal"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T10"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1"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number:number-style style:name="N0">
      <number:number number:min-integer-digits="1"/>
    </number:number-style>
  </office:automatic-styles>
  <office:body>
    <office:text text:use-soft-page-breaks="true">
      <text:tracked-changes>
        <text:changed-region text:id="ct152708544">
          <text:insertion>
            <office:change-info>
              <dc:creator>Ray Lischner</dc:creator>
              <dc:date>2006-10-13T11:57:00</dc:date>
            </office:change-info>
          </text:insertion>
        </text:changed-region>
        <text:changed-region text:id="ct152802944">
          <text:deletion>
            <office:change-info>
              <dc:creator>Ray Lischner</dc:creator>
              <dc:date>2006-10-13T11:57:00</dc:date>
            </office:change-info>
            <text:p text:style-name="Body_20_Text_20_First">which can be </text:p>
          </text:deletion>
        </text:changed-region>
        <text:changed-region text:id="ct152949864">
          <text:insertion>
            <office:change-info>
              <dc:creator>Ray Lischner</dc:creator>
              <dc:date>2006-10-13T11:57:00</dc:date>
            </office:change-info>
          </text:insertion>
        </text:changed-region>
        <text:changed-region text:id="ct152867752">
          <text:insertion>
            <office:change-info>
              <dc:creator>Ray Lischner</dc:creator>
              <dc:date>2006-10-05T14:03:00</dc:date>
            </office:change-info>
          </text:insertion>
        </text:changed-region>
        <text:changed-region text:id="ct152936528">
          <text:insertion>
            <office:change-info>
              <dc:creator>Ray Lischner</dc:creator>
              <dc:date>2006-10-13T11:08:00</dc:date>
            </office:change-info>
          </text:insertion>
        </text:changed-region>
        <text:changed-region text:id="ct152930224">
          <text:deletion>
            <office:change-info>
              <dc:creator>Ray Lischner</dc:creator>
              <dc:date>2006-10-13T11:08:00</dc:date>
            </office:change-info>
            <text:p text:style-name="Code"><text:s/></text:p>
          </text:deletion>
        </text:changed-region>
        <text:changed-region text:id="ct152930320">
          <text:insertion>
            <office:change-info>
              <dc:creator>Ray Lischner</dc:creator>
              <dc:date>2006-10-05T14:02:00</dc:date>
            </office:change-info>
          </text:insertion>
        </text:changed-region>
        <text:changed-region text:id="ct152908440">
          <text:insertion>
            <office:change-info>
              <dc:creator>Ray Lischner</dc:creator>
              <dc:date>2006-10-05T14:02:00</dc:date>
            </office:change-info>
          </text:insertion>
        </text:changed-region>
        <text:changed-region text:id="ct152952624">
          <text:insertion>
            <office:change-info>
              <dc:creator>Ray Lischner</dc:creator>
              <dc:date>2006-10-05T14:03:00</dc:date>
            </office:change-info>
          </text:insertion>
        </text:changed-region>
        <text:changed-region text:id="ct152402232">
          <text:insertion>
            <office:change-info>
              <dc:creator>Ray Lischner</dc:creator>
              <dc:date>2006-10-13T11:23:00</dc:date>
            </office:change-info>
          </text:insertion>
        </text:changed-region>
        <text:changed-region text:id="ct152340912">
          <text:insertion>
            <office:change-info>
              <dc:creator>Ray Lischner</dc:creator>
              <dc:date>2006-10-13T11:30:00</dc:date>
            </office:change-info>
          </text:insertion>
        </text:changed-region>
        <text:changed-region text:id="ct152930744">
          <text:insertion>
            <office:change-info>
              <dc:creator>Ray Lischner</dc:creator>
              <dc:date>2006-10-13T11:31:00</dc:date>
            </office:change-info>
          </text:insertion>
        </text:changed-region>
        <text:changed-region text:id="ct152718152">
          <text:deletion>
            <office:change-info>
              <dc:creator>Ray Lischner</dc:creator>
              <dc:date>2006-10-13T11:27:00</dc:date>
            </office:change-info>
            <text:p text:style-name="Body_20_Text">, both forms have the same name. For example, <text:span text:style-name="Code_20_Inline">sort</text:span> has two flavors: one uses the <text:span text:style-name="Code_20_Inline">&lt;</text:span> operator and the other takes an additional argument, which is the comparison functor. Both forms use the same name. In the case of <text:span text:style-name="Code_20_Inline">find</text:span>, both forms take three arguments<text:hidden-text text:condition="ooow:comment == 1" text:string-value="Even though I knew what you meant I still found it difficult to understand what you write. It is also not clear to the reader that the two forms could not be distinguished (the problem lies in the type-deduction ability required of implementations. find()'s third argument matches the type of the dereference of either of the first two arguments, whereas the type of the third argument of find_if is a functor." text:is-hidden="true">Even though I knew what you meant I still found it difficult to understand what you write. It is also not clear to the reader that the two forms could not be distinguished (the problem lies in the type-deduction ability required of implementations. find()'s third argument matches the type of the dereference of either of the first two arguments, whereas the type of the third argument of find_if is a functor.</text:hidden-text>, and the compiler cannot distinguish between them. Therefore, the predicate form has <text:span text:style-name="Code_20_Inline">_if</text:span> added to the name. You will see this repeatedly in the standard algorithms. Names are overloaded when possible, and if not, <text:span text:style-name="Code_20_Inline">_if</text:span> <text:hidden-text text:condition="ooow:comment == 1" text:string-value="well, yes where appropriate" text:is-hidden="true">well, yes where appropriate</text:hidden-text>distinguishes the custom-predicate form.</text:p>
          </text:deletion>
        </text:changed-region>
        <text:changed-region text:id="ct152801264">
          <text:deletion>
            <office:change-info>
              <dc:creator>Ray Lischner</dc:creator>
              <dc:date>2006-10-13T11:22:00</dc:date>
            </office:change-info>
            <text:p text:style-name="Body_20_Text">If overloading can distinguish the forms</text:p>
          </text:deletion>
        </text:changed-region>
        <text:changed-region text:id="ct152879184">
          <text:deletion>
            <office:change-info>
              <dc:creator>Ray Lischner</dc:creator>
              <dc:date>2006-10-13T11:27:00</dc:date>
            </office:change-info>
            <text:p text:style-name="Body_20_Text">. </text:p>
          </text:deletion>
        </text:changed-region>
        <text:changed-region text:id="ct153074696">
          <text:deletion>
            <office:change-info>
              <dc:creator>Ray Lischner</dc:creator>
              <dc:date>2006-10-13T11:21:00</dc:date>
            </office:change-info>
            <text:p text:style-name="Body_20_Text">s</text:p>
          </text:deletion>
        </text:changed-region>
        <text:changed-region text:id="ct152907744">
          <text:deletion>
            <office:change-info>
              <dc:creator>Ray Lischner</dc:creator>
              <dc:date>2006-10-13T11:27:00</dc:date>
            </office:change-info>
            <text:p text:style-name="Body_20_Text">A number of algorithms are like <text:span text:style-name="Code_20_Inline">find</text:span> and <text:span text:style-name="Code_20_Inline">find_if</text:span>, that is, the basic algorithm has a corresponding custom-functor form</text:p>
          </text:deletion>
        </text:changed-region>
        <text:changed-region text:id="ct153074136">
          <text:insertion>
            <office:change-info>
              <dc:creator>Ray Lischner</dc:creator>
              <dc:date>2006-10-13T11:31:00</dc:date>
            </office:change-info>
          </text:insertion>
        </text:changed-region>
        <text:changed-region text:id="ct152601344">
          <text:deletion>
            <office:change-info>
              <dc:creator>Ray Lischner</dc:creator>
              <dc:date>2006-10-13T11:31:00</dc:date>
            </office:change-info>
            <text:p text:style-name="Body_20_Text">any</text:p>
          </text:deletion>
        </text:changed-region>
        <text:changed-region text:id="ct152805160">
          <text:insertion>
            <office:change-info>
              <dc:creator>Ray Lischner</dc:creator>
              <dc:date>2006-10-13T11:36:00</dc:date>
            </office:change-info>
          </text:insertion>
        </text:changed-region>
        <text:changed-region text:id="ct154323384">
          <text:deletion>
            <office:change-info>
              <dc:creator>Ray Lischner</dc:creator>
              <dc:date>2008-10-22T22:22:00</dc:date>
            </office:change-info>
            <text:p text:style-name="Code">&amp;&amp;</text:p>
          </text:deletion>
        </text:changed-region>
        <text:changed-region text:id="ct-1431224536">
          <text:insertion>
            <office:change-info>
              <dc:creator>Ray Lischner</dc:creator>
              <dc:date>2008-10-22T22:22:00</dc:date>
            </office:change-info>
          </text:insertion>
        </text:changed-region>
        <text:changed-region text:id="ct152185912">
          <text:insertion>
            <office:change-info>
              <dc:creator>Ray Lischner</dc:creator>
              <dc:date>2006-10-13T11:36:00</dc:date>
            </office:change-info>
          </text:insertion>
        </text:changed-region>
        <text:changed-region text:id="ct152366184">
          <text:insertion>
            <office:change-info>
              <dc:creator>Ray Lischner</dc:creator>
              <dc:date>2006-10-13T11:37:00</dc:date>
            </office:change-info>
          </text:insertion>
        </text:changed-region>
        <text:changed-region text:id="ct153027152">
          <text:deletion>
            <office:change-info>
              <dc:creator>Ray Lischner</dc:creator>
              <dc:date>2006-10-13T11:37:00</dc:date>
            </office:change-info>
            <text:p text:style-name="Body_20_Text_20_Cont"><text:s/>(comparing with <text:span text:style-name="Code_20_Inline">&lt;</text:span>)</text:p>
          </text:deletion>
        </text:changed-region>
        <text:changed-region text:id="ct152788408">
          <text:deletion>
            <office:change-info>
              <dc:creator>Ray Lischner</dc:creator>
              <dc:date>2006-10-13T11:37:00</dc:date>
            </office:change-info>
            <text:p text:style-name="Body_20_Text_20_Cont"><text:s/>(also comparing with <text:span text:style-name="Code_20_Inline">&lt;</text:span>)</text:p>
          </text:deletion>
        </text:changed-region>
        <text:changed-region text:id="ct152900664">
          <text:insertion>
            <office:change-info>
              <dc:creator>Ray Lischner</dc:creator>
              <dc:date>2006-10-13T11:37:00</dc:date>
            </office:change-info>
          </text:insertion>
        </text:changed-region>
        <text:changed-region text:id="ct152804888">
          <text:insertion>
            <office:change-info>
              <dc:creator>Ray Lischner</dc:creator>
              <dc:date>2006-10-13T11:38:00</dc:date>
            </office:change-info>
          </text:insertion>
        </text:changed-region>
        <text:changed-region text:id="ct152601064">
          <text:insertion>
            <office:change-info>
              <dc:creator>Ray Lischner</dc:creator>
              <dc:date>2006-10-13T11:39:00</dc:date>
            </office:change-info>
          </text:insertion>
        </text:changed-region>
        <text:changed-region text:id="ct152788856">
          <text:deletion>
            <office:change-info>
              <dc:creator>Ray Lischner</dc:creator>
              <dc:date>2006-10-05T14:27:00</dc:date>
            </office:change-info>
            <text:p text:style-name="Code_20_Bold">iv_</text:p>
          </text:deletion>
        </text:changed-region>
        <text:changed-region text:id="ct153031056">
          <text:insertion>
            <office:change-info>
              <dc:creator>Ray Lischner</dc:creator>
              <dc:date>2006-10-05T14:27:00</dc:date>
            </office:change-info>
          </text:insertion>
        </text:changed-region>
        <text:changed-region text:id="ct153027336">
          <text:insertion>
            <office:change-info>
              <dc:creator>Ray Lischner</dc:creator>
              <dc:date>2006-10-13T11:39:00</dc:date>
            </office:change-info>
          </text:insertion>
        </text:changed-region>
        <text:changed-region text:id="ct153023464">
          <text:insertion>
            <office:change-info>
              <dc:creator>Ray Lischner</dc:creator>
              <dc:date>2006-10-13T11:40:00</dc:date>
            </office:change-info>
          </text:insertion>
        </text:changed-region>
        <text:changed-region text:id="ct153015624">
          <text:deletion>
            <office:change-info>
              <dc:creator>Ray Lischner</dc:creator>
              <dc:date>2006-10-05T14:27:00</dc:date>
            </office:change-info>
            <text:p text:style-name="Code_20_Bold">iv_</text:p>
          </text:deletion>
        </text:changed-region>
        <text:changed-region text:id="ct152601976">
          <text:insertion>
            <office:change-info>
              <dc:creator>Ray Lischner</dc:creator>
              <dc:date>2006-10-05T14:27:00</dc:date>
            </office:change-info>
          </text:insertion>
        </text:changed-region>
        <text:changed-region text:id="ct152741176">
          <text:insertion>
            <office:change-info>
              <dc:creator>Ray Lischner</dc:creator>
              <dc:date>2006-10-13T11:41:00</dc:date>
            </office:change-info>
          </text:insertion>
        </text:changed-region>
        <text:changed-region text:id="ct153012040">
          <text:insertion>
            <office:change-info>
              <dc:creator>Ray Lischner</dc:creator>
              <dc:date>2006-10-13T11:42:00</dc:date>
            </office:change-info>
          </text:insertion>
        </text:changed-region>
        <text:changed-region text:id="ct152741032">
          <text:insertion>
            <office:change-info>
              <dc:creator>Ray Lischner</dc:creator>
              <dc:date>2006-10-13T11:44:00</dc:date>
            </office:change-info>
          </text:insertion>
        </text:changed-region>
        <text:changed-region text:id="ct152775096">
          <text:insertion>
            <office:change-info>
              <dc:creator>Ray Lischner</dc:creator>
              <dc:date>2006-10-13T11:45:00</dc:date>
            </office:change-info>
          </text:insertion>
        </text:changed-region>
        <text:changed-region text:id="ct152601784">
          <text:insertion>
            <office:change-info>
              <dc:creator>Ray Lischner</dc:creator>
              <dc:date>2006-10-13T11:46:00</dc:date>
            </office:change-info>
          </text:insertion>
        </text:changed-region>
        <text:changed-region text:id="ct153011816">
          <text:insertion>
            <office:change-info>
              <dc:creator>Ray Lischner</dc:creator>
              <dc:date>2006-10-13T11:49:00</dc:date>
            </office:change-info>
          </text:insertion>
        </text:changed-region>
        <text:changed-region text:id="ct152954176">
          <text:insertion>
            <office:change-info>
              <dc:creator>Ray Lischner</dc:creator>
              <dc:date>2006-10-13T11:50:00</dc:date>
            </office:change-info>
          </text:insertion>
        </text:changed-region>
        <text:changed-region text:id="ct152982440">
          <text:insertion>
            <office:change-info>
              <dc:creator>Matthew Moodie</dc:creator>
              <dc:date>2006-10-03T13:13:00</dc:date>
            </office:change-info>
          </text:insertion>
        </text:changed-region>
        <text:changed-region text:id="ct152754432">
          <text:deletion>
            <office:change-info>
              <dc:creator>Ray Lischner</dc:creator>
              <dc:date>2006-10-13T11:51:00</dc:date>
            </office:change-info>
            <text:p text:style-name="Body_20_Text"><text:span text:style-name="Code_20_Inline">]</text:span></text:p>
          </text:deletion>
        </text:changed-region>
        <text:changed-region text:id="ct152754336">
          <text:deletion>
            <office:change-info>
              <dc:creator>Matthew Moodie</dc:creator>
              <dc:date>2006-10-03T13:13:00</dc:date>
            </office:change-info>
            <text:p text:style-name="Body_20_Text"><text:span text:style-name="Code_20_Inline">)</text:span></text:p>
          </text:deletion>
        </text:changed-region>
        <text:changed-region text:id="ct152704776">
          <text:insertion>
            <office:change-info>
              <dc:creator>Ray Lischner</dc:creator>
              <dc:date>2006-10-13T11:51:00</dc:date>
            </office:change-info>
          </text:insertion>
        </text:changed-region>
        <text:changed-region text:id="ct152468328">
          <text:insertion>
            <office:change-info>
              <dc:creator>Ray Lischner</dc:creator>
              <dc:date>2006-10-13T11:53:00</dc:date>
            </office:change-info>
          </text:insertion>
        </text:changed-region>
        <text:changed-region text:id="ct152460768">
          <text:deletion>
            <office:change-info>
              <dc:creator>Ray Lischner</dc:creator>
              <dc:date>2006-10-05T14:27:00</dc:date>
            </office:change-info>
            <text:p text:style-name="Code_20_Bold">iv_</text:p>
          </text:deletion>
        </text:changed-region>
        <text:changed-region text:id="ct152185520">
          <text:insertion>
            <office:change-info>
              <dc:creator>Ray Lischner</dc:creator>
              <dc:date>2006-10-05T14:27:00</dc:date>
            </office:change-info>
          </text:insertion>
        </text:changed-region>
        <text:changed-region text:id="ct152461216">
          <text:deletion>
            <office:change-info>
              <dc:creator>Ray Lischner</dc:creator>
              <dc:date>2006-10-05T14:27:00</dc:date>
            </office:change-info>
            <text:p text:style-name="Code_20_First">iv_</text:p>
          </text:deletion>
        </text:changed-region>
        <text:changed-region text:id="ct153036280">
          <text:insertion>
            <office:change-info>
              <dc:creator>Ray Lischner</dc:creator>
              <dc:date>2006-10-05T14:27:00</dc:date>
            </office:change-info>
          </text:insertion>
        </text:changed-region>
        <text:changed-region text:id="ct152599496">
          <text:insertion>
            <office:change-info>
              <dc:creator>Ray Lischner</dc:creator>
              <dc:date>2006-10-13T11:56:00</dc:date>
            </office:change-info>
          </text:insertion>
        </text:changed-region>
        <text:changed-region text:id="ct153015720">
          <text:insertion>
            <office:change-info>
              <dc:creator>Ray Lischner</dc:creator>
              <dc:date>2006-10-13T12:58:00</dc:date>
            </office:change-info>
          </text:insertion>
        </text:changed-region>
        <text:changed-region text:id="ct153096776">
          <text:deletion>
            <office:change-info>
              <dc:creator>Ray Lischner</dc:creator>
              <dc:date>2006-10-05T14:27:00</dc:date>
            </office:change-info>
            <text:p text:style-name="Code">iv_</text:p>
          </text:deletion>
        </text:changed-region>
        <text:changed-region text:id="ct152321176">
          <text:insertion>
            <office:change-info>
              <dc:creator>Ray Lischner</dc:creator>
              <dc:date>2006-10-05T14:27:00</dc:date>
            </office:change-info>
          </text:insertion>
        </text:changed-region>
        <text:changed-region text:id="ct153097080">
          <text:deletion>
            <office:change-info>
              <dc:creator>Ray Lischner</dc:creator>
              <dc:date>2006-10-05T14:27:00</dc:date>
            </office:change-info>
            <text:p text:style-name="Code">iv_</text:p>
          </text:deletion>
        </text:changed-region>
        <text:changed-region text:id="ct152321584">
          <text:insertion>
            <office:change-info>
              <dc:creator>Ray Lischner</dc:creator>
              <dc:date>2006-10-05T14:27:00</dc:date>
            </office:change-info>
          </text:insertion>
        </text:changed-region>
        <text:changed-region text:id="ct152726592">
          <text:insertion>
            <office:change-info>
              <dc:creator>Ray Lischner</dc:creator>
              <dc:date>2006-10-13T11:57:00</dc:date>
            </office:change-info>
          </text:insertion>
        </text:changed-region>
        <text:changed-region text:id="ct152725552">
          <text:insertion>
            <office:change-info>
              <dc:creator>Ray Lischner</dc:creator>
              <dc:date>2006-10-13T11:58:00</dc:date>
            </office:change-info>
          </text:insertion>
        </text:changed-region>
        <text:changed-region text:id="ct152692224">
          <text:deletion>
            <office:change-info>
              <dc:creator>Ray Lischner</dc:creator>
              <dc:date>2006-10-05T14:27:00</dc:date>
            </office:change-info>
            <text:p text:style-name="Code">iv_</text:p>
          </text:deletion>
        </text:changed-region>
        <text:changed-region text:id="ct152510920">
          <text:insertion>
            <office:change-info>
              <dc:creator>Ray Lischner</dc:creator>
              <dc:date>2006-10-05T14:27:00</dc:date>
            </office:change-info>
          </text:insertion>
        </text:changed-region>
        <text:changed-region text:id="ct152671504">
          <text:deletion>
            <office:change-info>
              <dc:creator>Ray Lischner</dc:creator>
              <dc:date>2006-10-05T14:27:00</dc:date>
            </office:change-info>
            <text:p text:style-name="Code">iv_</text:p>
          </text:deletion>
        </text:changed-region>
        <text:changed-region text:id="ct152696960">
          <text:insertion>
            <office:change-info>
              <dc:creator>Ray Lischner</dc:creator>
              <dc:date>2006-10-05T14:27:00</dc:date>
            </office:change-info>
          </text:insertion>
        </text:changed-region>
        <text:changed-region text:id="ct152697248">
          <text:deletion>
            <office:change-info>
              <dc:creator>Ray Lischner</dc:creator>
              <dc:date>2006-10-05T14:27:00</dc:date>
            </office:change-info>
            <text:p text:style-name="Code">iv_</text:p>
          </text:deletion>
        </text:changed-region>
        <text:changed-region text:id="ct152697832">
          <text:insertion>
            <office:change-info>
              <dc:creator>Ray Lischner</dc:creator>
              <dc:date>2006-10-05T14:27:00</dc:date>
            </office:change-info>
          </text:insertion>
        </text:changed-region>
        <text:changed-region text:id="ct152670392">
          <text:insertion>
            <office:change-info>
              <dc:creator>Ray Lischner</dc:creator>
              <dc:date>2006-10-13T12:02:00</dc:date>
            </office:change-info>
          </text:insertion>
        </text:changed-region>
        <text:changed-region text:id="ct152914496">
          <text:insertion>
            <office:change-info>
              <dc:creator>Ray Lischner</dc:creator>
              <dc:date>2006-10-13T12:02:00</dc:date>
            </office:change-info>
          </text:insertion>
        </text:changed-region>
        <text:changed-region text:id="ct152338992">
          <text:deletion>
            <office:change-info>
              <dc:creator>Ray Lischner</dc:creator>
              <dc:date>2006-10-13T12:02:00</dc:date>
            </office:change-info>
            <text:p text:style-name="Body_20_Text_20_First">and </text:p>
          </text:deletion>
        </text:changed-region>
        <text:changed-region text:id="ct152338672">
          <text:insertion>
            <office:change-info>
              <dc:creator>Ray Lischner</dc:creator>
              <dc:date>2006-10-13T12:02:00</dc:date>
            </office:change-info>
          </text:insertion>
        </text:changed-region>
        <text:changed-region text:id="ct152613656">
          <text:insertion>
            <office:change-info>
              <dc:creator>Ray Lischner</dc:creator>
              <dc:date>2006-10-13T12:03:00</dc:date>
            </office:change-info>
          </text:insertion>
        </text:changed-region>
        <text:changed-region text:id="ct152535880">
          <text:insertion>
            <office:change-info>
              <dc:creator>Ray Lischner</dc:creator>
              <dc:date>2006-10-13T12:06:00</dc:date>
            </office:change-info>
          </text:insertion>
        </text:changed-region>
        <text:changed-region text:id="ct152462520">
          <text:insertion>
            <office:change-info>
              <dc:creator>Ray Lischner</dc:creator>
              <dc:date>2006-10-13T12:07:00</dc:date>
            </office:change-info>
          </text:insertion>
        </text:changed-region>
        <text:changed-region text:id="ct152534392">
          <text:insertion>
            <office:change-info>
              <dc:creator>Ray Lischner</dc:creator>
              <dc:date>2006-10-13T12:08:00</dc:date>
            </office:change-info>
          </text:insertion>
        </text:changed-region>
        <text:changed-region text:id="ct152737648">
          <text:insertion>
            <office:change-info>
              <dc:creator>Ray Lischner</dc:creator>
              <dc:date>2006-10-13T12:10:00</dc:date>
            </office:change-info>
          </text:insertion>
        </text:changed-region>
        <text:changed-region text:id="ct152673544">
          <text:insertion>
            <office:change-info>
              <dc:creator>Ray Lischner</dc:creator>
              <dc:date>2006-10-13T12:09:00</dc:date>
            </office:change-info>
          </text:insertion>
        </text:changed-region>
        <text:changed-region text:id="ct152278944">
          <text:insertion>
            <office:change-info>
              <dc:creator>Ray Lischner</dc:creator>
              <dc:date>2006-10-13T12:09:00</dc:date>
            </office:change-info>
          </text:insertion>
        </text:changed-region>
        <text:changed-region text:id="ct152620912">
          <text:deletion>
            <office:change-info>
              <dc:creator>Ray Lischner</dc:creator>
              <dc:date>2006-10-13T12:09:00</dc:date>
            </office:change-info>
            <text:p text:style-name="Body_20_Text">ing</text:p>
          </text:deletion>
        </text:changed-region>
        <text:changed-region text:id="ct152673960">
          <text:insertion>
            <office:change-info>
              <dc:creator>Ray Lischner</dc:creator>
              <dc:date>2006-10-13T12:09:00</dc:date>
            </office:change-info>
          </text:insertion>
        </text:changed-region>
        <text:changed-region text:id="ct152461672">
          <text:insertion>
            <office:change-info>
              <dc:creator>Ray Lischner</dc:creator>
              <dc:date>2006-10-13T12:10:00</dc:date>
            </office:change-info>
          </text:insertion>
        </text:changed-region>
        <text:changed-region text:id="ct152889920">
          <text:insertion>
            <office:change-info>
              <dc:creator>Ray Lischner</dc:creator>
              <dc:date>2006-10-13T12:11:00</dc:date>
            </office:change-info>
          </text:insertion>
        </text:changed-region>
        <text:changed-region text:id="ct152258024">
          <text:insertion>
            <office:change-info>
              <dc:creator>Ray Lischner</dc:creator>
              <dc:date>2006-10-13T12:12: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variable-set text:name="comment" text:display="none" text:formula="ooow:0" office:value-type="float" office:value="0" style:data-style-name="N0"/>Exploration <text:variable-set text:name="chapter" office:value-type="float" office:value="41" style:data-style-name="N0">41</text:variable-set></text:p>
      <text:p text:style-name="Chapter_20_Title">Useful Algorithms</text:p>
      <text:p text:style-name="Body_20_Text_20_First">The standard algorithms simplify many programming tasks that involve repeated application of operations over sequential data. The data can be a container of objects, a portion of a container, values read from an input stream, or any other sequence of objects that you can express with iterators. I’ve been introducing various algorithms when appropriate; this exploration takes a closer look at a number of the most useful algorithms.</text:p>
      <text:p text:style-name="Heading_20_1">Searching</text:p>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 using the <text:span text:style-name="Code_20_Inline">&lt;</text:span> operator, or according to a custom predicate, <text:change-start text:change-id="ct152708544"/>that is, <text:change-end text:change-id="ct152708544"/><text:change text:change-id="ct152802944"/>a function or a function object<text:change-start text:change-id="ct152949864"/> that returns a Boolean result<text:change-end text:change-id="ct152949864"/>.</text:p>
      <text:p text:style-name="Heading_20_2">Linear Search Algorithms</text:p>
      <text:p text:style-name="Body_20_Text_20_First">The most basic linear search is the <text:span text:style-name="Code_20_Inline">find</text:span> function. It takes an range of read iterators and a value to search for. It returns an iterator that refers to the first matching element in the range. If <text:span text:style-name="Code_20_Inline">find</text:span> cannot find a match, it returns the end iterator. Listing <text:variable-get text:name="chapter" office:value-type="float" style:data-style-name="N0">41</text:variable-get>-<text:reference-ref text:reference-format="text" text:ref-name="find_code">1</text:reference-ref> shows an example of its use. The program reads integers into a vector, searches for the value 42, and if found, changes that element to 0.</text:p>
      <text:p text:style-name="Code_20_Caption">Listing <text:variable-get text:name="chapter" office:value-type="float" style:data-style-name="N0">41</text:variable-get>-<text:reference-mark-start text:name="find_code"/><text:sequence text:ref-name="refText0" text:name="Text" text:formula="ooow:Text+1" style:num-format="1">1</text:sequence><text:reference-mark-end text:name="find_code"/>. Searching for an integer</text:p>
      <text:p text:style-name="Code_20_First">#include &lt;algorithm&gt;</text:p>
      <text:p text:style-name="Code">#include &lt;iostream&gt;</text:p>
      <text:p text:style-name="Code">#include &lt;ostream&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text:s text:c="2"/>write_data(data);</text:p>
      <text:p text:style-name="Code_20_Bold"><text:s text:c="2"/>intvector::iterator iter(std::find(data.begin(), data.end(), 42));</text:p>
      <text:p text:style-name="Code"><text:s text:c="2"/>if (iter == data.end())</text:p>
      <text:p text:style-name="Code"><text:s text:c="4"/>std::cout &lt;&lt; "Value 42 not found\n";</text:p>
      <text:p text:style-name="Code"><text:s text:c="2"/>else</text:p>
      <text:p text:style-name="Code"><text:s text:c="2"/>{</text:p>
      <text:p text:style-name="Code"><text:s text:c="4"/>*iter = 0;</text:p>
      <text:p text:style-name="Code"><text:s text:c="4"/>std::cout &lt;&lt; "Value 42 changed to 0:\n";</text:p>
      <text:p text:style-name="Code"><text:soft-page-break/><text:s text:c="4"/>write_data(data);</text:p>
      <text:p text:style-name="Code"><text:s text:c="2"/>}</text:p>
      <text:p text:style-name="Code_20_Last">}</text:p>
      <text:p text:style-name="Body_20_Text_20_Cont">Listing <text:variable-get text:name="chapter" office:value-type="float" style:data-style-name="N0">41</text:variable-get>-<text:reference-ref text:reference-format="text" text:ref-name="data_hpp_code">2</text:reference-ref> shows the <text:span text:style-name="T2">data.hpp</text:span> file, which provides a few utilities for working with vectors of integers. Most of the examples in this exploration will <text:span text:style-name="Code_20_Inline">#include</text:span> this file.</text:p>
      <text:p text:style-name="Code_20_Caption"><text:hidden-text text:condition="ooow:" text:string-value=".hpp" text:is-hidden="true"/>Listing <text:variable-get text:name="chapter" office:value-type="float" style:data-style-name="N0">41</text:variable-get>-<text:reference-mark-start text:name="data_hpp_code"/><text:sequence text:ref-name="refText1" text:name="Text" text:formula="ooow:Text+1" style:num-format="1">2</text:sequence><text:reference-mark-end text:name="data_hpp_code"/>. The <text:span text:style-name="T4">data.hpp</text:span> file to support integer data</text:p>
      <text:p text:style-name="Code_20_First">#ifndef DATA_HPP_</text:p>
      <text:p text:style-name="Code">#define DATA_HPP_</text:p>
      <text:p text:style-name="Code"/>
      <text:p text:style-name="Code">#include &lt;algorithm&gt;</text:p>
      <text:p text:style-name="Code">#include &lt;iostream&gt;</text:p>
      <text:p text:style-name="Code">#include &lt;iterator&gt;</text:p>
      <text:p text:style-name="Code">#include &lt;ostream&gt;</text:p>
      <text:p text:style-name="Code">#include &lt;vector&gt;</text:p>
      <text:p text:style-name="Code"/>
      <text:p text:style-name="Code">/// Convenient shorthand for a vector of integers.</text:p>
      <text:p text:style-name="Code">typedef std::vector&lt;int&gt; intvector<text:hidden-text text:condition="ooow:comment == 1" text:string-value="I do not agree. There is no real justification for such a trivial shorthand" text:is-hidden="true">I do not agree. There is no real justification for such a trivial shorthand</text:hidden-text><text:change-start text:change-id="ct152867752"/><text:hidden-text text:condition="ooow:" text:string-value="[RL]The justification is trying to fit code examples on the page." text:is-hidden="true"/><text:change-end text:change-id="ct152867752"/>;</text:p>
      <text:p text:style-name="Code"/>
      <text:p text:style-name="Code">/// Convenient shorthand for an intvector’s iterator<text:change-start text:change-id="ct152936528"/>.<text:change-end text:change-id="ct152936528"/><text:change text:change-id="ct152930224"/></text:p>
      <text:p text:style-name="Code">typedef intvector::iterator i<text:change-start text:change-id="ct152930320"/>nt<text:change-end text:change-id="ct152930320"/>v<text:change-start text:change-id="ct152908440"/>ec<text:change-end text:change-id="ct152908440"/>_iterator<text:hidden-text text:condition="ooow:comment == 1" text:string-value="An in my opinion this one is horrible, that iv_ sticks in my gullet" text:is-hidden="true">An in my opinion this one is horrible, that iv_ sticks in my gullet</text:hidden-text><text:change-start text:change-id="ct152952624"/><text:hidden-text text:condition="ooow:" text:string-value="[RL]Again, I just want some shorter names, so code doesn’t spill across too many lines" text:is-hidden="true"/><text:change-end text:change-id="ct152952624"/>;</text:p>
      <text:p text:style-name="Code"/>
      <text:p text:style-name="Code">/// Read a series of integers from the standard input into @p data,</text:p>
      <text:p text:style-name="Code">/// overwriting @p data in the process.</text:p>
      <text:p text:style-name="Code">/// @param[in,out] data a vector of integers</text:p>
      <text:p text:style-name="Code">void read_data(intvector&amp; data)</text:p>
      <text:p text:style-name="Code">{</text:p>
      <text:p text:style-name="Code"><text:s text:c="2"/>data.clear();</text:p>
      <text:p text:style-name="Code"><text:s text:c="2"/>data.insert(data.begin(), std::istream_iterator&lt;int&gt;(std::cin),</text:p>
      <text:p text:style-name="Code"><text:s text:c="28"/>std::istream_iterator&lt;int&gt;());</text:p>
      <text:p text:style-name="Code">}</text:p>
      <text:p text:style-name="Code"/>
      <text:p text:style-name="Code">/// Write a vector of integers to the standard output. Write all values on one</text:p>
      <text:p text:style-name="Code">/// line, separated by single space characters, and surrounded by curly braces,</text:p>
      <text:p text:style-name="Code">/// e.g., { 1 2 3 }.</text:p>
      <text:p text:style-name="Code">/// @param data a vector of integers</text:p>
      <text:p text:style-name="Code">void write_data(intvector const&amp; data)</text:p>
      <text:p text:style-name="Code">{</text:p>
      <text:p text:style-name="Code"><text:s text:c="2"/>std::cout &lt;&lt; "{ ";</text:p>
      <text:p text:style-name="Code"><text:s text:c="2"/>std::copy(data.begin(), data.end(),</text:p>
      <text:p text:style-name="Code"><text:s text:c="12"/>std::ostream_iterator&lt;int&gt;(std::cout, " "));</text:p>
      <text:p text:style-name="Code"><text:s text:c="2"/>std::cout &lt;&lt; "}\n";</text:p>
      <text:p text:style-name="Code">}</text:p>
      <text:p text:style-name="Code_20_Last"><text:line-break/>#endif</text:p>
      <text:p text:style-name="Body_20_Text_20_Cont">A companion to the <text:span text:style-name="Code_20_Inline">find</text:span> algorithm is <text:span text:style-name="Code_20_Inline">find_if</text:span>. Instead of searching for a matching value, <text:span text:style-name="Code_20_Inline">find_if</text:span> takes a predicate function or function object (from now on, I will write <text:span text:style-name="T2">functor</text:span> to mean a free function or a function object). It calls the functor for every element in the range until the functor returns <text:span text:style-name="Code_20_Inline">true</text:span> (or any value that can be converted automatically to <text:span text:style-name="Code_20_Inline">true</text:span>, such <text:soft-page-break/>as a non-zero numeric value). If the functor never returns true, <text:span text:style-name="Code_20_Inline">find_if</text:span> returns the end iterator.</text:p>
      <text:p text:style-name="Body_20_Text"><text:change-start text:change-id="ct152402232"/>Every search algorithm comes in two forms. The first compares items using an operator (<text:span text:style-name="Code_20_Inline">==</text:span> for linear searches and <text:span text:style-name="Code_20_Inline">&lt;</text:span> for binary searches). The second form uses a caller-supplied functor instead of the operator. For more algorithms, the functor is an additional argument to the algorithm, so overloading distinguishes the two forms. In a few cases, both forms take the same number of arguments, and the library uses distinct names because overloading cannot distinguish between the two forms.<text:change-end text:change-id="ct152402232"/><text:change-start text:change-id="ct152340912"/> In these cases, the functor form has <text:change-end text:change-id="ct152340912"/><text:change-start text:change-id="ct152930744"/><text:span text:style-name="Code_20_Inline">_if</text:span> added to the name, such as <text:span text:style-name="Code_20_Inline">find</text:span> and <text:span text:style-name="Code_20_Inline">find_if</text:span>.<text:change-end text:change-id="ct152930744"/><text:change text:change-id="ct152718152"/><text:change text:change-id="ct152801264"/><text:change text:change-id="ct152879184"/><text:change text:change-id="ct153074696"/><text:change text:change-id="ct152907744"/></text:p>
      <text:p text:style-name="Body_20_Text">Suppose you want to search a vector of integers for a value that falls within a certain range. You can write a custom predicate to test a hard-coded range, but a more useful solution is to write a general-purpose functor that compares an integer against any range. You use this functor by supplying the range limits as argument to the constructor. <text:span text:style-name="T5">Write the </text:span><text:span text:style-name="Code_20_Inline"><text:span text:style-name="T5">intrange</text:span></text:span><text:span text:style-name="T5"> functor.</text:span><text:span text:style-name="T6"> The constructor takes two </text:span><text:span text:style-name="Code_20_Inline"><text:span text:style-name="T6">int</text:span></text:span><text:span text:style-name="T6"> arguments. The function call operator takes a single </text:span><text:span text:style-name="Code_20_Inline"><text:span text:style-name="T6">int</text:span></text:span><text:span text:style-name="T6"> argument; it returns true if the argument falls within the inclusive range specified in the constructor, or false if the argument lies outside the range.</text:span></text:p>
      <text:p text:style-name="Body_20_Text">Listing <text:variable-get text:name="chapter" office:value-type="float" style:data-style-name="N0">41</text:variable-get>-<text:reference-ref text:reference-format="text" text:ref-name="intrange_hpp_code">3</text:reference-ref> shows my implementation of <text:span text:style-name="Code_20_Inline">intrange</text:span>. As an added bonus, I decided to allow the caller to specify the range limits in <text:change-start text:change-id="ct153074136"/>either<text:change-end text:change-id="ct153074136"/><text:change text:change-id="ct152601344"/><text:hidden-text text:condition="ooow:comment == 1" text:string-value="'any' implies more than two,' either' would be better here" text:is-hidden="true">'any' implies more than two,' either' would be better here</text:hidden-text> order. That way I neatly avoid the issue of error-checking and error-handling if the caller tries to use a meaningless range, such as [10, 0]<text:hidden-text text:condition="ooow:comment == 1" text:string-value="I have a problem with this. The standard for ranges in C++ is a half-open one. You are using a closed range. I think programmers should  consistently use the same idiom. The user of a functor such as the one you provide would, if a competent C++ programmer expect a half open range. In addition they might intend [10, 0] to mean 10 to 1 inclusive and [0, 10] to mean 0 to 9 inclusive." text:is-hidden="true">I have a problem with this. The standard for ranges in C++ is a half-open one. You are using a closed range. I think programmers should  consistently use the same idiom. The user of a functor such as the one you provide would, if a competent C++ programmer expect a half open range. In addition they might intend [10, 0] to mean 10 to 1 inclusive and [0, 10] to mean 0 to 9 inclusive.</text:hidden-text><text:change-start text:change-id="ct152805160"/><text:hidden-text text:condition="ooow:" text:string-value="[RL]I see your argument about half-open ranges, but in order for half-open to work, you need to be able to express “one-past-the-end”. There is no way to express “one-past-the-largest-integer” so [INT_MIN, INT_MAX] is impossible to write with a half-open range" text:is-hidden="true"/><text:change-end text:change-id="ct152805160"/>.</text:p>
      <text:p text:style-name="Code_20_Caption"><text:hidden-text text:condition="ooow:" text:string-value=".hpp" text:is-hidden="true"/>Listing <text:variable-get text:name="chapter" office:value-type="float" style:data-style-name="N0">41</text:variable-get>-<text:reference-mark-start text:name="intrange_hpp_code"/><text:sequence text:ref-name="refText2" text:name="Text" text:formula="ooow:Text+1" style:num-format="1">3</text:sequence><text:reference-mark-end text:name="intrange_hpp_code"/>. Functor <text:span text:style-name="Code_20_Inline">intrange</text:span> to test whether an integer lies within a certain range</text:p>
      <text:p text:style-name="Code_20_First">#ifndef INTRANGE_HPP_</text:p>
      <text:p text:style-name="Code">#define INTRANGE_HPP_</text:p>
      <text:p text:style-name="Code"/>
      <text:p text:style-name="Code">#include &lt;algorithm&gt;</text:p>
      <text:p text:style-name="Code"/>
      <text:p text:style-name="Code">/// Check whether an integer lies within an inclusive range.</text:p>
      <text:p text:style-name="Code">class intrange</text:p>
      <text:p text:style-name="Code">{</text:p>
      <text:p text:style-name="Code">public:</text:p>
      <text:p text:style-name="Code"><text:s text:c="2"/>inline intrange(int low, int high);</text:p>
      <text:p text:style-name="Code"><text:s text:c="2"/>inline bool operator()(int test) const;</text:p>
      <text:p text:style-name="Code">private:</text:p>
      <text:p text:style-name="Code"><text:soft-page-break/><text:s text:c="2"/>int const low_;</text:p>
      <text:p text:style-name="Code"><text:s text:c="2"/>int const high_;</text:p>
      <text:p text:style-name="Code">};</text:p>
      <text:p text:style-name="Code"/>
      <text:p text:style-name="Code">/// Construct an integer range.</text:p>
      <text:p text:style-name="Code">/// If the parameters are in the wrong order,</text:p>
      <text:p text:style-name="Code">/// swap them to the right order.</text:p>
      <text:p text:style-name="Code">/// @param low the lower bound of the inclusive range</text:p>
      <text:p text:style-name="Code">/// @param high the upper bound of the inclusive range</text:p>
      <text:p text:style-name="Code">inline intrange::intrange(int low, int high)</text:p>
      <text:p text:style-name="Code">: low_(std::min(low, high)), high_(std::max(low, high))</text:p>
      <text:p text:style-name="Code">{}</text:p>
      <text:p text:style-name="Code"/>
      <text:p text:style-name="Code">/// Check whether a value lies within the inclusive range.</text:p>
      <text:p text:style-name="Code">/// @param test the value to test</text:p>
      <text:p text:style-name="Code">inline bool intrange::operator()(int test)</text:p>
      <text:p text:style-name="Code">const</text:p>
      <text:p text:style-name="Code">{</text:p>
      <text:p text:style-name="Code"><text:s text:c="2"/>return (test &gt;= low_ <text:change text:change-id="ct154323384"/><text:change-start text:change-id="ct-1431224536"/>and<text:change-end text:change-id="ct-1431224536"/> test &lt;= high_);</text:p>
      <text:p text:style-name="Code">}</text:p>
      <text:p text:style-name="Code"/>
      <text:p text:style-name="Code_20_Last">#endif</text:p>
      <text:p text:style-name="Body_20_Text_20_Cont">The<text:change-start text:change-id="ct152185912"/> <text:span text:style-name="Code_20_Inline">&lt;</text:span> o<text:change-end text:change-id="ct152185912"/><text:change-start text:change-id="ct152366184"/>perator form of the<text:change-end text:change-id="ct152366184"/><text:hidden-text text:condition="ooow:comment == 1" text:string-value="Using the definite article here and in the next sentence implies that there is only one such function, whereas std::min and std::max are overloaded (with two overloads." text:is-hidden="true">Using the definite article here and in the next sentence implies that there is only one such function, whereas std::min and std::max are overloaded (with two overloads.</text:hidden-text> <text:span text:style-name="Code_20_Inline">std::min</text:span> function takes two arguments and returns the smaller<text:change text:change-id="ct153027152"/>. The <text:span text:style-name="Code_20_Inline">std::max</text:span> function also takes two arguments and returns the larger<text:change text:change-id="ct152788408"/>. <text:change-start text:change-id="ct152900664"/>Both functions compare their arguments with the <text:span text:style-name="Code_20_Inline">&lt;</text:span> operator; like oth<text:change-end text:change-id="ct152900664"/><text:change-start text:change-id="ct152804888"/>er algorithms, you can call a functor form of both functions, passing a comparison functor to use instead of the <text:span text:style-name="Code_20_Inline">&lt;</text:span> operator. <text:change-end text:change-id="ct152804888"/>The types of the <text:change-start text:change-id="ct152601064"/>first two <text:change-end text:change-id="ct152601064"/>arguments must be the same, and the return type will match that of the arguments.</text:p>
      <text:p text:style-name="Body_20_Text"><text:span text:style-name="T5">Write a test program</text:span> that reads integers from the standard input and then uses <text:span text:style-name="Code_20_Inline">find_if</text:span> and <text:span text:style-name="Code_20_Inline">intrange</text:span> to find the first value that lies within the range [10, 20].<text:span text:style-name="T6"> Compare your solution with mine in Listing </text:span><text:span text:style-name="T6"><text:variable-get text:name="chapter" office:value-type="float" style:data-style-name="N0">41</text:variable-get></text:span><text:span text:style-name="T6">-</text:span><text:span text:style-name="T6"><text:reference-ref text:reference-format="text" text:ref-name="find_if_code">4</text:reference-ref></text:span><text:span text:style-name="T6">.</text:span></text:p>
      <text:p text:style-name="Code_20_Caption">Listing <text:variable-get text:name="chapter" office:value-type="float" style:data-style-name="N0">41</text:variable-get>-<text:reference-mark-start text:name="find_if_code"/><text:sequence text:ref-name="refText3" text:name="Text" text:formula="ooow:Text+1" style:num-format="1">4</text:sequence><text:reference-mark-end text:name="find_if_code"/>. Using <text:span text:style-name="Code_20_Inline">find_if</text:span> and <text:span text:style-name="Code_20_Inline">intrange</text:span> to find an integer that lies within a range</text:p>
      <text:p text:style-name="Code_20_First">#include &lt;algorithm&gt;</text:p>
      <text:p text:style-name="Code">#include &lt;iostream&gt;</text:p>
      <text:p text:style-name="Code">#include &lt;ostream&gt;</text:p>
      <text:p text:style-name="Code"/>
      <text:p text:style-name="Code">#include "data.hpp"</text:p>
      <text:p text:style-name="Code">#include "intrange.hpp"</text:p>
      <text:p text:style-name="Code"/>
      <text:p text:style-name="Code">int main()</text:p>
      <text:p text:style-name="Code">{</text:p>
      <text:p text:style-name="Code"><text:s text:c="2"/>intvector data;</text:p>
      <text:p text:style-name="Code"><text:s text:c="2"/>read_data(data);</text:p>
      <text:p text:style-name="Code"><text:s text:c="2"/>write_data(data);</text:p>
      <text:p text:style-name="Code_20_Bold"><text:s text:c="2"/><text:change text:change-id="ct152788856"/><text:change-start text:change-id="ct153031056"/><text:span text:style-name="T7">intvec_</text:span><text:change-end text:change-id="ct153031056"/>iterator iter(std::find_if(data.begin(), data.end(), intrange(10, 20)));</text:p>
      <text:p text:style-name="Code"><text:s text:c="2"/>if (iter == data.end())</text:p>
      <text:p text:style-name="Code"><text:s text:c="4"/>std::cout &lt;&lt; "No values in [10,20] found\n";</text:p>
      <text:p text:style-name="Code"><text:s text:c="2"/>else</text:p>
      <text:p text:style-name="Code"><text:soft-page-break/><text:s text:c="4"/>std::cout &lt;&lt; "Value " &lt;&lt; *iter &lt;&lt; " in range [10,20].\n";</text:p>
      <text:p text:style-name="Code_20_Last">}</text:p>
      <text:p text:style-name="Body_20_Text_20_Cont">The <text:span text:style-name="Code_20_Inline">search</text:span> function is similar to <text:span text:style-name="Code_20_Inline">find</text:span>, except it searches for a matching subrange. That is, you supply an iterator range to search and an iterator range to match. The <text:span text:style-name="Code_20_Inline">search</text:span> algorithm looks for the first occurrence of a sequence of elements that equal<text:change-start text:change-id="ct153027336"/>s<text:change-end text:change-id="ct153027336"/> the entire match range. Listing <text:variable-get text:name="chapter" office:value-type="float" style:data-style-name="N0">41</text:variable-get>-<text:reference-ref text:reference-format="text" text:ref-name="pi_subrange_code">5</text:reference-ref> shows a silly program that generates a large vector of random integers in the range 0 to 9, and then searches for a subrange that matches the first four digits of <text:span text:style-name="T8">π</text:span>.</text:p>
      <text:p text:style-name="Code_20_Caption">Listing <text:variable-get text:name="chapter" office:value-type="float" style:data-style-name="N0">41</text:variable-get>-<text:reference-mark-start text:name="pi_subrange_code"/><text:sequence text:ref-name="refText4" text:name="Text" text:formula="ooow:Text+1" style:num-format="1">5</text:sequence><text:reference-mark-end text:name="pi_subrange_code"/>. Finding a subrange that matches the first four digits of <text:span text:style-name="T8">π</text:span></text:p>
      <text:p text:style-name="Code_20_First">#include &lt;algorithm&gt;</text:p>
      <text:p text:style-name="Code">#include &lt;cstdlib&gt;</text:p>
      <text:p text:style-name="Code">#include &lt;iostream&gt;</text:p>
      <text:p text:style-name="Code">#include &lt;iterator&gt;</text:p>
      <text:p text:style-name="Code">#include &lt;ostream&gt;</text:p>
      <text:p text:style-name="Code">#include &lt;vector&gt;</text:p>
      <text:p text:style-name="Code"/>
      <text:p text:style-name="Code">#include "data.hpp"</text:p>
      <text:p text:style-name="Code">#include "randomint.hpp"</text:p>
      <text:p text:style-name="Code"/>
      <text:p text:style-name="Code">int main()</text:p>
      <text:p text:style-name="Code">{</text:p>
      <text:p text:style-name="Code"><text:s text:c="2"/>intvector pi(4);</text:p>
      <text:p text:style-name="Code"><text:s text:c="2"/>pi.at(0) = 3;</text:p>
      <text:p text:style-name="Code"><text:s text:c="2"/>pi.at(1) = 1;</text:p>
      <text:p text:style-name="Code"><text:s text:c="2"/>pi.at(2) = 4;</text:p>
      <text:p text:style-name="Code"><text:s text:c="2"/>pi.at(3) = 1;</text:p>
      <text:p text:style-name="Code"/>
      <text:p text:style-name="Code"><text:s text:c="2"/>intvector data(10000);</text:p>
      <text:p text:style-name="Code"><text:s text:c="2"/>// The randomint functor generates random numbers in the range [0, 9].</text:p>
      <text:p text:style-name="Code"><text:s text:c="2"/>// The details are not germane to this exploration, but feel free to</text:p>
      <text:p text:style-name="Code"><text:s text:c="2"/>// consult the code in randomint.hpp<text:hidden-text text:condition="ooow:comment == 1" text:string-value="and where is that? There should be a cross-reference at the very least." text:is-hidden="true">and where is that? There should be a cross-reference at the very least.</text:hidden-text><text:change-start text:change-id="ct153023464"/> on the book’s web site<text:change-end text:change-id="ct153023464"/>.</text:p>
      <text:p text:style-name="Code"><text:s text:c="2"/>std::generate(data.begin(), data.end(), randomint(0, 9));</text:p>
      <text:p text:style-name="Code"/>
      <text:p text:style-name="Code_20_Bold"><text:s text:c="2"/><text:change text:change-id="ct153015624"/><text:change-start text:change-id="ct152601976"/><text:span text:style-name="T7">intvec_</text:span><text:change-end text:change-id="ct152601976"/>iterator iter(std::search(data.begin(), data.end(), pi.begin(), pi.end()));</text:p>
      <text:p text:style-name="Code"><text:s text:c="2"/>if (iter == data.end())</text:p>
      <text:p text:style-name="Code"><text:s text:c="4"/>std::cout &lt;&lt; "The integer range does not contain the digits of pi.\n";</text:p>
      <text:p text:style-name="Code"><text:s text:c="2"/>else</text:p>
      <text:p text:style-name="Code"><text:s text:c="2"/>{</text:p>
      <text:p text:style-name="Code"><text:s text:c="4"/>std::cout &lt;&lt; "Easy as pi: ";</text:p>
      <text:p text:style-name="Code"><text:s text:c="4"/>std::copy(iter, iter+pi.size(), std::ostream_iterator&lt;int&gt;(std::cout, " "));</text:p>
      <text:p text:style-name="Code"><text:s text:c="4"/>std::cout &lt;&lt; '\n';</text:p>
      <text:p text:style-name="Code"><text:s text:c="2"/>}</text:p>
      <text:p text:style-name="Code_20_Last">}</text:p>
      <text:p text:style-name="Heading_20_2">Binary Search Algorithms</text:p>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 so offer improved performance. Thus, the binary search <text:soft-page-break/>algorithms are typically used on sequential containers, such as <text:span text:style-name="Code_20_Inline">vector</text:span>, when you know that they contain sorted data. If the input range is not properly sorted, the results are undefined: you might get the wrong answer, the program might crash, or something even worse might happen.</text:p>
      <text:p text:style-name="Body_20_Text">The <text:span text:style-name="Code_20_Inline">binary_search</text:span> <text:hidden-text text:condition="ooow:comment == 1" text:string-value="so why does looking for a single element get done by find and find_if, and search is used for looking for a subrange (why wasn't search overloaded for all cases? And note the inconsistency with using binary_search rather than binary_find. The whole of this area of the Standard C++ Library is riddled with inconsistency. I think that an upfront warning of this to readers is in order (even if it is a criticism of the Standard's Committee -- they deserve it." text:is-hidden="true">so why does looking for a single element get done by find and find_if, and search is used for looking for a subrange (why wasn't search overloaded for all cases? And note the inconsistency with using binary_search rather than binary_find. The whole of this area of the Standard C++ Library is riddled with inconsistency. I think that an upfront warning of this to readers is in order (even if it is a criticism of the Standard's Committee -- they deserve it.</text:hidden-text>function simply tests whether a sorted range contains a particular value. By default, values are compared using only the <text:span text:style-name="Code_20_Inline">&lt;</text:span> operator. Another form of <text:span text:style-name="Code_20_Inline">binary_search</text:span> takes a comparison functor as an additional argument to perform the comparison.<text:change-start text:change-id="ct152741176"/></text:p>
      <text:p text:style-name="SB_20_Head">What’s In a Name?</text:p>
      <text:p text:style-name="SB_20_Body_20_First">The <text:span text:style-name="Code_20_Inline">find</text:span> function <text:change-end text:change-id="ct152741176"/><text:change-start text:change-id="ct153012040"/>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text:change-end text:change-id="ct153012040"/><text:change-start text:change-id="ct152741032"/> <text:change-end text:change-id="ct152741032"/><text:change-start text:change-id="ct152775096"/>On the other hand, <text:span text:style-name="Code_20_Inline">find_end</text:span> searches for the rightmost match of a range of values, so why isn’t it called<text:change-end text:change-id="ct152775096"/><text:change-start text:change-id="ct152601784"/> <text:span text:style-name="Code_20_Inline">search_end</text:span>? The <text:span text:style-name="Code_20_Inline">equal</text:span> function is completely different from <text:span text:style-name="Code_20_Inline">equal_range</text:span>, in spite of the similarity in their names.</text:p>
      <text:p text:style-name="SB_20_Body"><text:change-end text:change-id="ct152601784"/><text:change-start text:change-id="ct153011816"/>In spite of efforts by the C++ committee to apply uniform rules for algorithm names, such as appending <text:span text:style-name="Code_20_Inline">_if</text:span> to functions that take a functor argument but cannot be overloaded, <text:s/>they goofed with a number of names. What th<text:change-end text:change-id="ct153011816"/><text:change-start text:change-id="ct152954176"/>is means for you is that you need to keep a reference close at hand. Don’t judge a function by its name, but read the description of what the function does and how it does it before you decide whether it’s the right function to use.<text:change-end text:change-id="ct152954176"/></text:p>
      <text:p text:style-name="Body_20_Text">The <text:span text:style-name="Code_20_Inline">lower_bound</text:span> function is similar to <text:span text:style-name="Code_20_Inline">binary_search</text:span>, except it returns an iterator. The iterator points to <text:change-start text:change-id="ct152982440"/>the <text:change-end text:change-id="ct152982440"/>first occurrence of the value or it points to a position where the value belongs if you want to insert the value into the vector and keep the vector in sorted order. The <text:span text:style-name="Code_20_Inline">upper_bound</text:span> function is similar to <text:span text:style-name="Code_20_Inline">lower_bound</text:span> except it returns an iterator that points to the last position where you can insert the value and keep it in sorted order; if the value is found, that means <text:span text:style-name="Code_20_Inline">upper_bound</text:span> points to one position past the last occurrence of the value in the vector. To put it another way, the range [<text:span text:style-name="Code_20_Inline">lower_bound</text:span>, <text:span text:style-name="Code_20_Inline">upper_bound</text:span><text:change text:change-id="ct152754432"/><text:change text:change-id="ct152754336"/><text:change-start text:change-id="ct152704776"/>)<text:change-end text:change-id="ct152704776"/><text:change-start text:change-id="ct152468328"/><text:hidden-text text:condition="ooow:" text:string-value="[RL]Like so many C++ ranges, this one is half-open." text:is-hidden="true"/><text:change-end text:change-id="ct152468328"/> is the subrange of every occurrence of the value in the sorted range.</text:p>
      <text:p text:style-name="Body_20_Text">Listing <text:variable-get text:name="chapter" office:value-type="float" style:data-style-name="N0">41</text:variable-get>-<text:reference-ref text:reference-format="text" text:ref-name="lower_bound_code">6</text:reference-ref> shows a variation on Listing <text:variable-get text:name="chapter" office:value-type="float" style:data-style-name="N0">41</text:variable-get>-<text:reference-ref text:reference-format="text" text:ref-name="find_code">1</text:reference-ref>, sorting the integer vector and searching for a value using <text:span text:style-name="Code_20_Inline">lower_bound</text:span> to perform a binary search.</text:p>
      <text:p text:style-name="Code_20_Caption">Listing <text:variable-get text:name="chapter" office:value-type="float" style:data-style-name="N0">41</text:variable-get>-<text:reference-mark-start text:name="lower_bound_code"/><text:sequence text:ref-name="refText5" text:name="Text" text:formula="ooow:Text+1" style:num-format="1">6</text:sequence><text:reference-mark-end text:name="lower_bound_code"/>. Searching for an integer using binary search</text:p>
      <text:p text:style-name="Code_20_First">#include &lt;algorithm&gt;</text:p>
      <text:p text:style-name="Code">#include &lt;iostream&gt;</text:p>
      <text:p text:style-name="Code">#include &lt;ostream&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_20_Bold"><text:s text:c="2"/>std::sort(data.begin(), data.end());</text:p>
      <text:p text:style-name="Code"><text:s text:c="2"/>write_data(data);</text:p>
      <text:p text:style-name="Code_20_Bold"><text:soft-page-break/><text:s text:c="2"/><text:change text:change-id="ct152460768"/><text:change-start text:change-id="ct152185520"/><text:span text:style-name="T7">intvec_</text:span><text:change-end text:change-id="ct152185520"/>iterator iter(std::lower_bound(data.begin(), data.end(), 42));</text:p>
      <text:p text:style-name="Code"><text:s text:c="2"/>if (iter == data.end())</text:p>
      <text:p text:style-name="Code"><text:s text:c="4"/>std::cout &lt;&lt; "Value 42 not found\n";</text:p>
      <text:p text:style-name="Code"><text:s text:c="2"/>else</text:p>
      <text:p text:style-name="Code"><text:s text:c="2"/>{</text:p>
      <text:p text:style-name="Code"><text:s text:c="4"/>*iter = 0;</text:p>
      <text:p text:style-name="Code"><text:s text:c="4"/>std::cout &lt;&lt; "Value 42 changed to 0:\n";</text:p>
      <text:p text:style-name="Code"><text:s text:c="4"/>write_data(data);</text:p>
      <text:p text:style-name="Code"><text:s text:c="2"/>}</text:p>
      <text:p text:style-name="Code_20_Last">}</text:p>
      <text:p text:style-name="Body_20_Text_20_Cont">Only two lines changed: one insertion to sort the vector, and changing <text:span text:style-name="Code_20_Inline">find</text:span> to <text:span text:style-name="Code_20_Inline">lower_bound</text:span>. To better understand how <text:span text:style-name="Code_20_Inline">lower_bound</text:span> and <text:span text:style-name="Code_20_Inline">uppe</text:span><text:span text:style-name="Code_20_Inline">r</text:span><text:span text:style-name="Code_20_Inline">_bound</text:span> really work, it helps to write a test program. The program reads some integers from the user into a vector, sorts the vector, and clears the I/O state bits on the standard input (<text:span text:style-name="Code_20_Inline">std::cin.clear()</text:span>) so you can enter some test values. The program then repeatedly ask for integers from the user, and searches for each value using <text:span text:style-name="Code_20_Inline">lower_</text:span><text:span text:style-name="Code_20_Inline">b</text:span><text:span text:style-name="Code_20_Inline">ound</text:span> and <text:span text:style-name="Code_20_Inline">upper_bound</text:span>. To help you understand exactly what these functions return, you find an iterator’s position in a vector by calling the <text:span text:style-name="Code_20_Inline">distance</text:span> function:</text:p>
      <text:p text:style-name="Code_20_First"><text:change text:change-id="ct152461216"/><text:change-start text:change-id="ct153036280"/><text:span text:style-name="T9">intvec_</text:span><text:change-end text:change-id="ct153036280"/>iterator iter(std::lower_bound(data.begin(), data.end(), 42));</text:p>
      <text:p text:style-name="Code_20_Last">std::cout &lt;&lt; "Index of 42 is " &lt;&lt; std::distance(data.begin(), iter) &lt;&lt; '\n';</text:p>
      <text:p text:style-name="Body_20_Text_20_Cont">The <text:span text:style-name="Code_20_Inline">distance</text:span> <text:hidden-text text:condition="ooow:comment == 1" text:string-value="And this is an example of the Standard using a name that has other more natural uses in programming. Because it is a template, it can hijack other uses if the programmer has applied a using directive to namespace std. I think you might call this out as an example of the way that templates and using directives have nasty consequences." text:is-hidden="true">And this is an example of the Standard using a name that has other more natural uses in programming. Because it is a template, it can hijack other uses if the programmer has applied a using directive to namespace std. I think you might call this out as an example of the way that templates and using directives have nasty consequences.</text:hidden-text><text:change-start text:change-id="ct152599496"/><text:hidden-text text:condition="ooow:" text:string-value="[RL]I will, in the exploration on namespaces" text:is-hidden="true"/><text:change-end text:change-id="ct152599496"/>function <text:change-start text:change-id="ct153015720"/>(declared in <text:span text:style-name="Code_20_Inline">&lt;iterator&gt;</text:span>) <text:change-end text:change-id="ct153015720"/>takes an iterator range and returns the number of elements in the range. The return type is the iterator’s <text:span text:style-name="Code_20_Inline">difference_type</text:span>, which is just an integer type, although the exact type (e.g., <text:span text:style-name="Code_20_Inline">int</text:span> or <text:span text:style-name="Code_20_Inline">long</text:span> <text:span text:style-name="Code_20_Inline">int</text:span>) depends on the implementation.</text:p>
      <text:p text:style-name="P1">Write the test program.<text:span text:style-name="T6"> Then run the program with the following sample input:</text:span></text:p>
      <text:p text:style-name="Code_20_Single"><text:hidden-text text:condition="ooow:" text:string-value=".txt" text:is-hidden="true"/>9 4 2 1 5 4 3 6 2 7 4</text:p>
      <text:p text:style-name="P2">What should the program print as the sorted vector?</text:p>
      <text:p text:style-name="Body_20_Text_20_First">~LLL</text:p>
      <text:p text:style-name="Body_20_Text_20_Cont">Fill in Table <text:variable-get text:name="chapter" office:value-type="float" style:data-style-name="N0">41</text:variable-get>-<text:reference-ref text:reference-format="text" text:ref-name="binary_search_table">1</text:reference-ref> with the expected values for the lower and upper bounds of each value. Then run the program to check your answers.</text:p>
      <text:p text:style-name="Table_20_Caption">Table <text:variable-get text:name="chapter" office:value-type="float" style:data-style-name="N0">41</text:variable-get>-<text:reference-mark-start text:name="binary_search_table"/><text:sequence text:ref-name="refTable0" text:name="Table" text:formula="ooow:Table+1" style:num-format="1">1</text:sequence><text:reference-mark-end text:name="binary_search_table"/>. Results of testing binary search functions</text:p>
      <table:table table:name="Table1" table:style-name="Table1">
        <table:table-column table:style-name="Table1.A" table:number-columns-repeated="5"/>
        <table:table-header-rows>
          <text:soft-page-break/>
          <table:table-row>
            <table:table-cell table:style-name="Table1.A1" office:value-type="string">
              <text:p text:style-name="Table_20_Head">Value</text:p>
            </table:table-cell>
            <table:table-cell table:style-name="Table1.A1" office:value-type="string">
              <text:p text:style-name="Table_20_Head">Expected lower bound</text:p>
            </table:table-cell>
            <table:table-cell table:style-name="Table1.A1" office:value-type="string">
              <text:p text:style-name="Table_20_Head">Expected upper bound</text:p>
            </table:table-cell>
            <table:table-cell table:style-name="Table1.A1" office:value-type="string">
              <text:p text:style-name="Table_20_Head">Actual lower bound</text:p>
            </table:table-cell>
            <table:table-cell table:style-name="Table1.E1" office:value-type="string">
              <text:p text:style-name="Table_20_Head">Actual upper bound</text:p>
            </table:table-cell>
          </table:table-row>
        </table:table-header-rows>
        <table:table-row>
          <table:table-cell table:style-name="Table1.A2" office:value-type="string">
            <text:p text:style-name="Table_20_Text"><text:span text:style-name="Code_20_Inline">3</text:span></text:p>
          </table:table-cell>
          <table:table-cell table:style-name="Table1.A2" office:value-type="string">
            <text:p text:style-name="Table_20_Text"/>
          </table:table-cell>
          <table:table-cell table:style-name="Table1.A2" office:value-type="string">
            <text:p text:style-name="Table_20_Text"/>
          </table:table-cell>
          <table:table-cell table:style-name="Table1.A2" office:value-type="string">
            <text:p text:style-name="Table_20_Text"/>
          </table:table-cell>
          <table:table-cell table:style-name="Table1.E2" office:value-type="string">
            <text:p text:style-name="Table_20_Text"/>
          </table:table-cell>
        </table:table-row>
        <table:table-row>
          <table:table-cell table:style-name="Table1.A2" office:value-type="string">
            <text:p text:style-name="Table_20_Text"><text:span text:style-name="Code_20_Inline">4</text:span></text:p>
          </table:table-cell>
          <table:table-cell table:style-name="Table1.A2" office:value-type="string">
            <text:p text:style-name="Table_20_Text"/>
          </table:table-cell>
          <table:table-cell table:style-name="Table1.A2" office:value-type="string">
            <text:p text:style-name="Table_20_Text"/>
          </table:table-cell>
          <table:table-cell table:style-name="Table1.A2" office:value-type="string">
            <text:p text:style-name="Table_20_Text"/>
          </table:table-cell>
          <table:table-cell table:style-name="Table1.E2" office:value-type="string">
            <text:p text:style-name="Table_20_Text"/>
          </table:table-cell>
        </table:table-row>
        <table:table-row>
          <table:table-cell table:style-name="Table1.A2" office:value-type="string">
            <text:p text:style-name="Table_20_Text"><text:span text:style-name="Code_20_Inline">8</text:span></text:p>
          </table:table-cell>
          <table:table-cell table:style-name="Table1.A2" office:value-type="string">
            <text:p text:style-name="Table_20_Text"/>
          </table:table-cell>
          <table:table-cell table:style-name="Table1.A2" office:value-type="string">
            <text:p text:style-name="Table_20_Text"/>
          </table:table-cell>
          <table:table-cell table:style-name="Table1.A2" office:value-type="string">
            <text:p text:style-name="Table_20_Text"/>
          </table:table-cell>
          <table:table-cell table:style-name="Table1.E2" office:value-type="string">
            <text:p text:style-name="Table_20_Text"/>
          </table:table-cell>
        </table:table-row>
        <table:table-row>
          <table:table-cell table:style-name="Table1.A2" office:value-type="string">
            <text:p text:style-name="Table_20_Text"><text:span text:style-name="Code_20_Inline">0</text:span></text:p>
          </table:table-cell>
          <table:table-cell table:style-name="Table1.A2" office:value-type="string">
            <text:p text:style-name="Table_20_Text"/>
          </table:table-cell>
          <table:table-cell table:style-name="Table1.A2" office:value-type="string">
            <text:p text:style-name="Table_20_Text"/>
          </table:table-cell>
          <table:table-cell table:style-name="Table1.A2" office:value-type="string">
            <text:p text:style-name="Table_20_Text"/>
          </table:table-cell>
          <table:table-cell table:style-name="Table1.E2" office:value-type="string">
            <text:p text:style-name="Table_20_Text"/>
          </table:table-cell>
        </table:table-row>
        <table:table-row>
          <table:table-cell table:style-name="Table1.A2" office:value-type="string">
            <text:p text:style-name="Table_20_Text_20_Last"><text:span text:style-name="Code_20_Inline">10</text:span></text:p>
          </table:table-cell>
          <table:table-cell table:style-name="Table1.A2" office:value-type="string">
            <text:p text:style-name="Table_20_Text_20_Last"/>
          </table:table-cell>
          <table:table-cell table:style-name="Table1.A2" office:value-type="string">
            <text:p text:style-name="Table_20_Text_20_Last"/>
          </table:table-cell>
          <table:table-cell table:style-name="Table1.A2" office:value-type="string">
            <text:p text:style-name="Table_20_Text_20_Last"/>
          </table:table-cell>
          <table:table-cell table:style-name="Table1.E2" office:value-type="string">
            <text:p text:style-name="Table_20_Text_20_Last"/>
          </table:table-cell>
        </table:table-row>
      </table:table>
      <text:p text:style-name="Body_20_Text_20_Cont">Compare your test program with mine in Listing <text:variable-get text:name="chapter" office:value-type="float" style:data-style-name="N0">41</text:variable-get>-<text:reference-ref text:reference-format="text" text:ref-name="testing_binary_search_code">7</text:reference-ref>.</text:p>
      <text:p text:style-name="Code_20_Caption">Listing <text:variable-get text:name="chapter" office:value-type="float" style:data-style-name="N0">41</text:variable-get>-<text:reference-mark-start text:name="testing_binary_search_code"/><text:sequence text:ref-name="refText6" text:name="Text" text:formula="ooow:Text+1" style:num-format="1">7</text:sequence><text:reference-mark-end text:name="testing_binary_search_code"/>. Exploring the <text:span text:style-name="Code_20_Inline">lower_bound</text:span> and <text:span text:style-name="Code_20_Inline">upper_bound</text:span> functions</text:p>
      <text:p text:style-name="Code_20_First">#include &lt;algorithm&gt;</text:p>
      <text:p text:style-name="Code">#include &lt;iostream&gt;</text:p>
      <text:p text:style-name="Code">#include &lt;istream&gt;</text:p>
      <text:p text:style-name="Code">#include &lt;vector&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text:s text:c="2"/>std::sort(data.begin(), data.end());</text:p>
      <text:p text:style-name="Code"><text:s text:c="2"/>write_data(data);</text:p>
      <text:p text:style-name="Code"/>
      <text:p text:style-name="Code"><text:s text:c="2"/>std::cin.clear();</text:p>
      <text:p text:style-name="Code"><text:s text:c="2"/>int test;</text:p>
      <text:p text:style-name="Code"><text:s text:c="2"/>while (std::cin &gt;&gt; test)</text:p>
      <text:p text:style-name="Code"><text:s text:c="2"/>{</text:p>
      <text:p text:style-name="Code"><text:s text:c="4"/><text:change text:change-id="ct153096776"/><text:change-start text:change-id="ct152321176"/><text:span text:style-name="T11">intvec_</text:span><text:change-end text:change-id="ct152321176"/>iterator lb(std::lower_bound(data.begin(), data.end(), test));</text:p>
      <text:p text:style-name="Code"><text:s text:c="4"/><text:change text:change-id="ct153097080"/><text:change-start text:change-id="ct152321584"/><text:span text:style-name="T11">intvec_</text:span><text:change-end text:change-id="ct152321584"/>iterator ub(std::upper_bound(data.begin(), data.end(), test));</text:p>
      <text:p text:style-name="Code"><text:s text:c="4"/>std::cout &lt;&lt; "lower bound = " &lt;&lt; std::distance(data.begin(), lb) &lt;&lt; '\n' &lt;&lt;</text:p>
      <text:p text:style-name="Code"><text:s text:c="17"/>"upper bound = " &lt;&lt; std::distance(data.begin(), ub) &lt;&lt; '\n';</text:p>
      <text:p text:style-name="Code"><text:s text:c="2"/>}</text:p>
      <text:p text:style-name="Code_20_Last">}</text:p>
      <text:p text:style-name="Body_20_Text_20_Cont">Other useful functions include <text:span text:style-name="Code_20_Inline">count</text:span>, which takes an iterator range and value and returns the number of occurrences of the value in the range. Its counterpart <text:span text:style-name="Code_20_Inline">count_if</text:span> takes a predicate instead of a value and returns the number of times the predicate returns true.</text:p>
      <text:p text:style-name="Body_20_Text">The <text:span text:style-name="Code_20_Inline">min_element</text:span> function takes a range and returns an iterator that refers to the smallest element in the range. It has a counterpart, <text:span text:style-name="Code_20_Inline">max_element</text:span>, which returns an iterator that refers to the largest element in the range.<text:change-start text:change-id="ct152726592"/> Both come in the usual overloaded forms: one uses the <text:span text:style-name="Code_20_Inline">&lt;</text:span> operator, and the other takes an additional argumen<text:change-end text:change-id="ct152726592"/><text:change-start text:change-id="ct152725552"/>t for a comparison prediate.<text:change-end text:change-id="ct152725552"/></text:p>
      <text:p text:style-name="Heading_20_1"><text:soft-page-break/>Comparing</text:p>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assuming the two ranges have the same size. It returns true if every element of the two ranges are equal or false if any element doesn’t match. The function has two forms: pass only the iterators to <text:span text:style-name="Code_20_Inline">equal</text:span>, and it compares elements with the <text:span text:style-name="Code_20_Inline">==</text:span> operator; pass a comparison functor, and <text:span text:style-name="Code_20_Inline">equal</text:span> compares elements by calling the functor. The first argument to the functor is the element from the first range and the second argument is the element from the second range.</text:p>
      <text:p text:style-name="Body_20_Text">The <text:span text:style-name="Code_20_Inline">mismatch</text:span> function is the opposite. It compares two ranges and returns a pair of iterators that refer to the first elements that do not match. The first iterator in the pair refers to an element in the first range and the second iterator refers to the second range. If the two ranges are equal, the return value is a pair of end iterators.</text:p>
      <text:p text:style-name="Body_20_Text">The <text:span text:style-name="Code_20_Inline">lexicographical_</text:span><text:span text:style-name="Code_20_Inline">c</text:span><text:span text:style-name="Code_20_Inline">ompare</text:span> algorithm sets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considered to be less than the longer range. If an element mismatch is found, whichever range contains the smaller element is the smaller range. All elements are compared using the <text:span text:style-name="Code_20_Inline">&lt;</text:span> operator (or a caller-supplied predicate) and checked for equivalence, not equality. Recall that elements <text:span text:style-name="Code_20_Inline">a</text:span> and <text:span text:style-name="Code_20_Inline">b</text:span> are equivalent if the following is true:</text:p>
      <text:p text:style-name="Code_20_Single">not (a &lt; b) and not (b &lt; a)</text:p>
      <text:p text:style-name="Body_20_Text_20_Cont">If you apply <text:span text:style-name="Code_20_Inline">lexicographical_compare</text:span> to two strings, you get the expected less-than relationship, which explains the name. In other words if you call this algorithm with the strings <text:span text:style-name="Code_20_Inline">"hello"</text:span> and <text:span text:style-name="Code_20_Inline">"</text:span><text:span text:style-name="Code_20_Inline">h</text:span><text:span text:style-name="Code_20_Inline">el</text:span><text:span text:style-name="Code_20_Inline">p</text:span><text:span text:style-name="Code_20_Inline">"</text:span>, it returns true; if you call it with <text:span text:style-name="Code_20_Inline">"help"</text:span> and <text:span text:style-name="Code_20_Inline">"hello"</text:span>, it returns false; and if you call it with <text:span text:style-name="Code_20_Inline">"hel"</text:span> and <text:span text:style-name="Code_20_Inline">"hello"</text:span>, it returns true.</text:p>
      <text:p text:style-name="Body_20_Text"><text:span text:style-name="T5">Write a test program</text:span> that reads two sequences of integers into separate vectors. (Remember to clear the state after reading the first <text:span text:style-name="Code_20_Inline">vector</text:span>’s data.) Then test the <text:span text:style-name="Code_20_Inline">equal</text:span>, <text:span text:style-name="Code_20_Inline">mismatch</text:span>, and <text:span text:style-name="Code_20_Inline">lexicographica</text:span><text:span text:style-name="Code_20_Inline">l</text:span><text:span text:style-name="Code_20_Inline">_compare</text:span> functions on the two ranges. Remember that <text:span text:style-name="Code_20_Inline">equal</text:span> and <text:span text:style-name="Code_20_Inline">mismatch</text:span> require their input ranges to have the same size. You can ensure that you compare only the number of elements in the shorter vector by computing the end iterator instead of calling the <text:span text:style-name="Code_20_Inline">end()</text:span> member function:</text:p>
      <text:p text:style-name="Code_20_First">std::equal(data1.begin(), data1.begin() + std::min(data1.size(), data2.size()),</text:p>
      <text:p text:style-name="Code_20_Last"><text:s text:c="11"/>data2.begin())</text:p>
      <text:p text:style-name="Body_20_Text_20_Cont">Not all iterators allow addition, but a <text:span text:style-name="Code_20_Inline">vector</text:span>’s iterators do allow it. Adding an integer <text:span text:style-name="Code_20_Inline">n</text:span> to <text:span text:style-name="Code_20_Inline">begin</text:span><text:span text:style-name="Code_20_Inline">(</text:span><text:span text:style-name="Code_20_Inline">)</text:span> offsets the iterator as though you had advanced it <text:span text:style-name="Code_20_Inline">n</text:span> times with the <text:span text:style-name="Code_20_Inline">++</text:span> operator. (Discover more about iterators in the next exploration.)</text:p>
      <text:p text:style-name="Body_20_Text">Table <text:variable-get text:name="chapter" office:value-type="float" style:data-style-name="N0">41</text:variable-get>-<text:reference-ref text:reference-format="text" text:ref-name="compare_data_sets_table">2</text:reference-ref> lists some suggested input data sets.</text:p>
      <text:p text:style-name="Table_20_Caption">Table <text:variable-get text:name="chapter" office:value-type="float" style:data-style-name="N0">41</text:variable-get>-<text:reference-mark-start text:name="compare_data_sets_table"/><text:sequence text:ref-name="refTable1" text:name="Table" text:formula="ooow:Table+1" style:num-format="1">2</text:sequence><text:reference-mark-end text:name="compare_data_sets_table"/>. Suggested data sets for testing comparison algorithms</text:p>
      <table:table table:name="Table2" table:style-name="Table2">
        <table:table-column table:style-name="Table2.A"/>
        <table:table-column table:style-name="Table2.B"/>
        <table:table-header-rows>
          <text:soft-page-break/>
          <table:table-row>
            <table:table-cell office:value-type="string">
              <text:p text:style-name="Table_20_Head">Data Set 1</text:p>
            </table:table-cell>
            <table:table-cell office:value-type="string">
              <text:p text:style-name="Table_20_Head">Data Set 2</text:p>
            </table:table-cell>
          </table:table-row>
        </table:table-header-rows>
        <table:table-row>
          <table:table-cell office:value-type="string">
            <text:p text:style-name="Table_20_Text">1 2 3 4 5</text:p>
          </table:table-cell>
          <table:table-cell office:value-type="string">
            <text:p text:style-name="Table_20_Text">1 2 3</text:p>
          </table:table-cell>
        </table:table-row>
        <table:table-row>
          <table:table-cell office:value-type="string">
            <text:p text:style-name="Table_20_Text">1 2 3</text:p>
          </table:table-cell>
          <table:table-cell office:value-type="string">
            <text:p text:style-name="Table_20_Text">1 2 3 4 5</text:p>
          </table:table-cell>
        </table:table-row>
        <table:table-row>
          <table:table-cell office:value-type="string">
            <text:p text:style-name="Table_20_Text">1 2 3 4 5</text:p>
          </table:table-cell>
          <table:table-cell office:value-type="string">
            <text:p text:style-name="Table_20_Text">1 2 4 5</text:p>
          </table:table-cell>
        </table:table-row>
        <table:table-row>
          <table:table-cell office:value-type="string">
            <text:p text:style-name="Table_20_Text_20_Last">1 2 3</text:p>
          </table:table-cell>
          <table:table-cell office:value-type="string">
            <text:p text:style-name="Table_20_Text_20_Last">1 2 3</text:p>
          </table:table-cell>
        </table:table-row>
      </table:table>
      <text:p text:style-name="Body_20_Text_20_Cont">Compare your test program with mine in Listing <text:variable-get text:name="chapter" office:value-type="float" style:data-style-name="N0">41</text:variable-get>-<text:reference-ref text:reference-format="text" text:ref-name="compare_algorithms_code">8</text:reference-ref>.</text:p>
      <text:p text:style-name="Code_20_Caption">Listing <text:variable-get text:name="chapter" office:value-type="float" style:data-style-name="N0">41</text:variable-get>-<text:reference-mark-start text:name="compare_algorithms_code"/><text:sequence text:ref-name="refText7" text:name="Text" text:formula="ooow:Text+1" style:num-format="1">8</text:sequence><text:reference-mark-end text:name="compare_algorithms_code"/>. Testing various comparison algorithms</text:p>
      <text:p text:style-name="Code_20_First">#include &lt;algorithm&gt;</text:p>
      <text:p text:style-name="Code">#include &lt;iostream&gt;</text:p>
      <text:p text:style-name="Code">#include &lt;ostream&gt;</text:p>
      <text:p text:style-name="Code">#include &lt;vector&gt;</text:p>
      <text:p text:style-name="Code"/>
      <text:p text:style-name="Code">#include "data.hpp"</text:p>
      <text:p text:style-name="Code"/>
      <text:p text:style-name="Code">int main()</text:p>
      <text:p text:style-name="Code">{</text:p>
      <text:p text:style-name="Code"><text:s text:c="2"/>intvector data1;</text:p>
      <text:p text:style-name="Code"><text:s text:c="2"/>intvector data2;</text:p>
      <text:p text:style-name="Code"/>
      <text:p text:style-name="Code"><text:s text:c="2"/>read_data(data1)<text:hidden-text text:condition="ooow:comment == 1" text:string-value="the program 'breaks' if either this or data2 is empty" text:is-hidden="true">the program 'breaks' if either this or data2 is empty</text:hidden-text>;</text:p>
      <text:p text:style-name="Code"><text:s text:c="2"/>std::cin.clear();</text:p>
      <text:p text:style-name="Code"><text:s text:c="2"/>read_data(data2);</text:p>
      <text:p text:style-name="Code"/>
      <text:p text:style-name="Code"><text:s text:c="2"/>std::cout &lt;&lt; "data1: ";</text:p>
      <text:p text:style-name="Code"><text:s text:c="2"/>write_data(data1);</text:p>
      <text:p text:style-name="Code"><text:s text:c="2"/>std::cout &lt;&lt; "data2: ";</text:p>
      <text:p text:style-name="Code"><text:s text:c="2"/>write_data(data2);</text:p>
      <text:p text:style-name="Code"/>
      <text:p text:style-name="Code"><text:s text:c="2"/><text:change text:change-id="ct152692224"/><text:change-start text:change-id="ct152510920"/><text:span text:style-name="T11">intvec_</text:span><text:change-end text:change-id="ct152510920"/>iterator data1_end(data1.begin() + std::min(data1.size(), data2.size()));</text:p>
      <text:p text:style-name="Code"/>
      <text:p text:style-name="Code"><text:s text:c="2"/>std::cout &lt;&lt; std::boolalpha;</text:p>
      <text:p text:style-name="Code"><text:s text:c="2"/>std::cout &lt;&lt; "equal(data1, data2) = " &lt;&lt;</text:p>
      <text:p text:style-name="Code"><text:s text:c="4"/>equal(data1.begin(), data1_end, data2.begin()) &lt;&lt; '\n';</text:p>
      <text:p text:style-name="Code"/>
      <text:p text:style-name="Code"><text:s text:c="2"/>std::pair&lt;<text:change text:change-id="ct152671504"/><text:change-start text:change-id="ct152696960"/><text:span text:style-name="T11">intvec_</text:span><text:change-end text:change-id="ct152696960"/>iterator, <text:change text:change-id="ct152697248"/><text:change-start text:change-id="ct152697832"/><text:span text:style-name="T11">intvec_</text:span><text:change-end text:change-id="ct152697832"/>iterator&gt;</text:p>
      <text:p text:style-name="Code"><text:s text:c="4"/>result(mismatch(data1.begin(), data1_end, data2.begin()));</text:p>
      <text:p text:style-name="Code"/>
      <text:p text:style-name="Code"><text:s text:c="2"/>std::cout &lt;&lt; "mismatch(data1, data2) = index " &lt;&lt;</text:p>
      <text:p text:style-name="Code"><text:s text:c="3"/>std::distance(data1.begin(), result.first) &lt;&lt; '\n';</text:p>
      <text:p text:style-name="Code"/>
      <text:p text:style-name="Code"><text:s text:c="2"/>std::cout &lt;&lt; "lex_comp(data1, data2) = " &lt;&lt;</text:p>
      <text:p text:style-name="Code"><text:s text:c="4"/>std::lexicographical_compare(data1.begin(), data1.end(),</text:p>
      <text:p text:style-name="Code"><text:s text:c="33"/>data2.begin(), data2.end()) &lt;&lt; '\n';</text:p>
      <text:p text:style-name="Code_20_Last">}</text:p>
      <text:p text:style-name="Heading_20_1"><text:soft-page-break/>Rearranging Data</text:p>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text:hidden-text text:condition="ooow:comment == 1" text:string-value="very important to note that the programmer must ensure the destination is large enough for the merged sequence" text:is-hidden="true">very important to note that the programmer must ensure the destination is large enough for the merged sequence</text:hidden-text>. <text:change-start text:change-id="ct152670392"/>As always, you must ensure the output range has enough room to accept the entire merged result from both input ranges. <text:change-end text:change-id="ct152670392"/>The two input ranges can be different sizes, so <text:span text:style-name="Code_20_Inline">merge</text:span> takes five <text:change-start text:change-id="ct152914496"/>or six <text:change-end text:change-id="ct152914496"/>arguments<text:hidden-text text:condition="ooow:comment == 1" text:string-value="it is overloaded and the second version takes 6 args" text:is-hidden="true">it is overloaded and the second version takes 6 args</text:hidden-text>: two for the first input range, two for the second input range, <text:change text:change-id="ct152338992"/>one for the start of the output range<text:change-start text:change-id="ct152338672"/>, and an optional argument<text:change-end text:change-id="ct152338672"/><text:change-start text:change-id="ct152613656"/> for a functor to use instead of the <text:span text:style-name="Code_20_Inline">&lt;</text:span> operator<text:change-end text:change-id="ct152613656"/>.</text:p>
      <text:p text:style-name="Body_20_Text">The <text:span text:style-name="Code_20_Inline">replace </text:span>algorithm scans an input range and replaces every occurrence of an old value with a new value. The replacement occurs in place, so you specify the range with the usual pair of iterators, but no write iterator. The <text:span text:style-name="Code_20_Inline">replace_if</text:span> function is similar, but takes a predicate instead of an old value. <text:span text:style-name="T5">Write a program that reads a vector of integers, and replaces all occurrences of values in the range [10, 20] with 0.</text:span><text:span text:style-name="T6"> Be sure to reuse the </text:span><text:span text:style-name="Code_20_Inline"><text:span text:style-name="T6">intrange</text:span></text:span><text:span text:style-name="T6"> functor class. Compare your program with mine in Listing </text:span><text:span text:style-name="T6"><text:variable-get text:name="chapter" office:value-type="float" style:data-style-name="N0">41</text:variable-get></text:span><text:span text:style-name="T6">-</text:span><text:span text:style-name="T6"><text:reference-ref text:reference-format="text" text:ref-name="replace_if_code">9</text:reference-ref></text:span><text:span text:style-name="T6">.</text:span></text:p>
      <text:p text:style-name="Code_20_Caption">Listing <text:variable-get text:name="chapter" office:value-type="float" style:data-style-name="N0">41</text:variable-get>-<text:reference-mark-start text:name="replace_if_code"/><text:sequence text:ref-name="refText8" text:name="Text" text:formula="ooow:Text+1" style:num-format="1">9</text:sequence><text:reference-mark-end text:name="replace_if_code"/>. Using <text:span text:style-name="Code_20_Inline">replace_if</text:span> and <text:span text:style-name="Code_20_Inline">intrange</text:span> to replace all integers in [10, 20] with 0</text:p>
      <text:p text:style-name="Code_20_First">#include &lt;algorithm&gt;</text:p>
      <text:p text:style-name="Code"/>
      <text:p text:style-name="Code">#include "data.hpp"</text:p>
      <text:p text:style-name="Code">#include "intrange.hpp"</text:p>
      <text:p text:style-name="Code"/>
      <text:p text:style-name="Code">int main()</text:p>
      <text:p text:style-name="Code">{</text:p>
      <text:p text:style-name="Code"><text:s text:c="2"/>intvector data;</text:p>
      <text:p text:style-name="Code"><text:s text:c="2"/>read_data(data);</text:p>
      <text:p text:style-name="Code"><text:s text:c="2"/>write_data(data);</text:p>
      <text:p text:style-name="Code"><text:s text:c="2"/>std::replace_if(data.begin(), data.end(), intrange(10, 20), 0);</text:p>
      <text:p text:style-name="Code"><text:s text:c="2"/>write_data(data);</text:p>
      <text:p text:style-name="Code_20_Last">}</text:p>
      <text:p text:style-name="Body_20_Text_20_First">A fun algorithm is <text:span text:style-name="Code_20_Inline">random_shuffle</text:span>, which shuffles elements in place into random order<text:hidden-text text:condition="ooow:comment == 1" text:string-value="Note that the simple version has a serious flaw in that it does not allow for seeding the random number generator. To properly control generating a random ordering you need to use the second form and know how to seed the PRNG being used (which for thread safety reasons should not be std::rand()" text:is-hidden="true">Note that the simple version has a serious flaw in that it does not allow for seeding the random number generator. To properly control generating a random ordering you need to use the second form and know how to seed the PRNG being used (which for thread safety reasons should not be std::rand()</text:hidden-text><text:change-start text:change-id="ct152535880"/><text:hidden-text text:condition="ooow:" text:string-value="[RL]Beyond the scope of this book" text:is-hidden="true"/><text:change-end text:change-id="ct152535880"/>. This function takes two arguments, specifying the range to shuffle. Another form of the function takes three arguments. The final argument is a functor that returns a random number in the range [0, <text:span text:style-name="Code_20_Inline">n</text:span>), where <text:span text:style-name="Code_20_Inline">n</text:span> is the size of the input range.</text:p>
      <text:p text:style-name="Body_20_Text"><text:span text:style-name="T5">Use the </text:span><text:span text:style-name="T3">sequence.hpp</text:span><text:span text:style-name="T5"> file (from Listing 39-8) and generate a vector of 100 sequential integers. Then shuffle it into random order and print it.</text:span><text:span text:style-name="T6"> Compare your solution with mine in Listing </text:span><text:span text:style-name="T6"><text:variable-get text:name="chapter" office:value-type="float" style:data-style-name="N0">41</text:variable-get></text:span><text:span text:style-name="T6">-</text:span><text:span text:style-name="T6"><text:reference-ref text:reference-format="text" text:ref-name="random_shuffle_code">10</text:reference-ref></text:span><text:span text:style-name="T6">.</text:span></text:p>
      <text:p text:style-name="Code_20_Caption">Listing <text:variable-get text:name="chapter" office:value-type="float" style:data-style-name="N0">41</text:variable-get>-<text:reference-mark-start text:name="random_shuffle_code"/><text:sequence text:ref-name="refText9" text:name="Text" text:formula="ooow:Text+1" style:num-format="1">10</text:sequence><text:reference-mark-end text:name="random_shuffle_code"/>. Shuffling integers into random order</text:p>
      <text:p text:style-name="Code_20_First">#include &lt;algorithm&gt;</text:p>
      <text:p text:style-name="Code"/>
      <text:p text:style-name="Code">#include "data.hpp"</text:p>
      <text:p text:style-name="Code">#include "sequence.hpp"</text:p>
      <text:p text:style-name="Code"/>
      <text:p text:style-name="Code"><text:soft-page-break/>int main()</text:p>
      <text:p text:style-name="Code">{</text:p>
      <text:p text:style-name="Code"><text:s text:c="2"/>intvector data(100);</text:p>
      <text:p text:style-name="Code"><text:s text:c="2"/>std::generate(data.begin(), data.end(), sequence(1, 1));</text:p>
      <text:p text:style-name="Code"><text:s text:c="2"/>write_data(data);</text:p>
      <text:p text:style-name="Code"><text:s text:c="2"/>std::random_shuffle(data.begin(), data.end());</text:p>
      <text:p text:style-name="Code"><text:s text:c="2"/>write_data(data);</text:p>
      <text:p text:style-name="Code_20_Last">}</text:p>
      <text:p text:style-name="Body_20_Text_20_Cont">The <text:span text:style-name="Code_20_Inline">generate</text:span> algorithm repeatedly calls a functor with no arguments and copies the return value into an output range. It calls the functor once per element in the range, overwriting every element. The <text:span text:style-name="Code_20_Inline">generate_n</text:span> function takes an iterator for the start of a range and an integer for the size of the range. It then calls a functor (the third argument) once for each element of the range, copying the return value into the range. <text:change-start text:change-id="ct152462520"/>It is your responsibility to ensure the range actually has that many elements in it. <text:change-end text:change-id="ct152462520"/>To use <text:span text:style-name="Code_20_Inline">generate_n</text:span> instead of <text:span text:style-name="Code_20_Inline">generate</text:span> in Listing <text:span text:style-name="T6"><text:variable-get text:name="chapter" office:value-type="float" style:data-style-name="N0">41</text:variable-get></text:span><text:span text:style-name="T6">-</text:span><text:span text:style-name="T6"><text:reference-ref text:reference-format="text" text:ref-name="random_shuffle_code">10</text:reference-ref></text:span><text:span text:style-name="T6">, you could write:</text:span></text:p>
      <text:p text:style-name="Code_20_Single"><text:s text:c="2"/>std::generate_n(data.begin(), data.size(), sequence(1, 1));</text:p>
      <text:p text:style-name="Body_20_Text">If you don’t need to call a functor for every item of a range, but instead want to fill a range with copies of the same value, call <text:span text:style-name="Code_20_Inline">fill</text:span>, passing a pair of iterators that specify a range, and a value. The value is copied into every element in the range. The <text:span text:style-name="Code_20_Inline">fill_n</text:span> function takes a starting iterator and an integer size to specify the target range.</text:p>
      <text:p text:style-name="Body_20_Text">The only other algorithm that has a counted form is <text:span text:style-name="Code_20_Inline">search_n</text:span><text:span text:style-name="Code_20_Inline"><text:hidden-text text:condition="ooow:comment == 1" text:string-value="you missed search_n_if" text:is-hidden="true">you missed search_n_if</text:hidden-text></text:span><text:change-start text:change-id="ct152534392"/><text:span text:style-name="Code_20_Inline"><text:hidden-text text:condition="ooow:" text:string-value="[RL]There’s no such function. search_n is overloaded" text:is-hidden="true"/></text:span><text:change-end text:change-id="ct152534392"/>, which is the counted counterpart of <text:span text:style-name="Code_20_Inline">search</text:span>.</text:p>
      <text:p text:style-name="Body_20_Text">The <text:span text:style-name="Code_20_Inline">transform</text:span> algorithm modifies items by calling a functor for each item in an input range. It writes the 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need to ensure that the output range is large enough to store the results<text:hidden-text text:condition="ooow:comment == 1" text:string-value="I think this needs saying much earlier and with considerable emphasis" text:is-hidden="true">I think this needs saying much earlier and with considerable emphasis</text:hidden-text><text:change-start text:change-id="ct152737648"/><text:hidden-text text:condition="ooow:" text:string-value="[RL]I try to repeat it everytime I discuss output ranges" text:is-hidden="true"/><text:change-end text:change-id="ct152737648"/>.</text:p>
      <text:p text:style-name="Body_20_Text">The binary form takes an input range, the start of a second input range (<text:change-start text:change-id="ct152673544"/>it <text:change-end text:change-id="ct152673544"/>assum<text:change-start text:change-id="ct152278944"/>es<text:change-end text:change-id="ct152278944"/><text:change text:change-id="ct152620912"/> the size is the same as the <text:change-start text:change-id="ct152673960"/>s<text:change-end text:change-id="ct152673960"/><text:change-start text:change-id="ct152461672"/>ize of the <text:change-end text:change-id="ct152461672"/>first input range), the start of an output range, and a binary functor. The functor is called for each element in the input ranges; the first argument comes from the first input range, and the second argument comes from the second input range. As with the unary form, the result is copied to the output range, which can be the same as either input range. Note that the types of the two input ranges do not have to be the same.</text:p>
      <text:p text:style-name="Heading_20_1">Copying Data</text:p>
      <text:p text:style-name="Body_20_Text_20_First">Some algorithms operate in place, and others copy their results to an output range. For example, <text:span text:style-name="Code_20_Inline">reverse</text:span> reverses items in place, and <text:span text:style-name="Code_20_Inline">reverse_</text:span><text:span text:style-name="Code_20_Inline">co</text:span><text:span text:style-name="Code_20_Inline">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Body_20_Text">In addition to just plain <text:span text:style-name="Code_20_Inline">copy</text:span>, which you’ve seen many times already, the standard library offers <text:span text:style-name="Code_20_Inline">copy_backward</text:span> which makes a copy, but starts at the end and works toward the beginning, preserving the original order. Distinguish <text:span text:style-name="Code_20_Inline">copy_backward</text:span> from <text:span text:style-name="Code_20_Inline">reverse_copy</text:span>. The <text:soft-page-break/>latter starts at the beginning and works toward the end of the input range, but copies the values into reverse order.<text:change-start text:change-id="ct152889920"/></text:p>
      <text:p text:style-name="Body_20_Text">As with all algorithms that write output, it is your responsibility to ensure the output range is large enough to handle everything you write to it. So<text:change-end text:change-id="ct152889920"/><text:change-start text:change-id="ct152258024"/>me implementations of <text:span text:style-name="T10">the</text:span> standard library offer debugging modes to help detect violations of this rule. If your library offers such a feature, by all means, take full advantage of it.<text:change-end text:change-id="ct152258024"/></text:p>
      <text:p text:style-name="Heading_20_1">Deleting Elements</text:p>
      <text:p text:style-name="Body_20_Text_20_First">The trickiest algorithms to use are those that “remove” elements. As you learned in Exploration 21, algorithms such as <text:span text:style-name="Code_20_Inline">remove</text:span> don’t actually delete anything. Instead, they rearrange the elements in the range so that all the elements slated for removal are packed at the end of the range. You can then decide to use the subrange of elements you want to keep, or erase the “removed” elements by calling the <text:span text:style-name="Code_20_Inline">erase</text:span> member function.</text:p>
      <text:p text:style-name="Body_20_Text">The <text:span text:style-name="Code_20_Inline">remove</text:span> function takes an iterator range and a value, and it removes all elements equal to that value. You can also use a predicate with <text:span text:style-name="Code_20_Inline">remove_if</text:span>, to remove all elements for which a predicate returns true. These two functions have copying counterparts, which don’t rearrange anything, but merely copy the elements that are not being removed: <text:span text:style-name="Code_20_Inline">remove_copy</text:span> copies all the elements that are not equal to a certain value, and <text:span text:style-name="Code_20_Inline">remove_copy_if</text:span> copies all elements for which a predicate returns false.</text:p>
      <text:p text:style-name="Body_20_Text">I often find situations in which I want to copy elements that meet some condition. Ideally, I would write a predicate for the condition and call the <text:span text:style-name="Code_20_Inline">copy_if</text:span> algorithm. The only problem is that <text:span text:style-name="Code_20_Inline">copy_if</text:span> is not in the standard library. Instead, you can reverse the logic of your predicate and call <text:span text:style-name="Code_20_Inline">remove_copy_if</text:span>.</text:p>
      <text:p text:style-name="Body_20_Text">Another algorithm that removes elements is <text:span text:style-name="Code_20_Inline">unique</text:span> (and <text:span text:style-name="Code_20_Inline">unique_copy</text:span>). It takes an input range and removes all adjacent duplicates, thereby ensuring that every item in the range is unique (if all duplicates are adjacent, which happens if the range is sorted). Both functions can take a comparison functor instead of using the default <text:span text:style-name="Code_20_Inline">==</text:span> operator.</text:p>
      <text:p text:style-name="P1">Write a program that reads integers into a vector, erases all elements equal to zero, then copies only those elements that lie in the range [24, 42] to another vector, sorts the other vector and removes duplicates. Print the resulting vector.<text:span text:style-name="T6"> My solution is in Listing </text:span><text:span text:style-name="T6"><text:variable-get text:name="chapter" office:value-type="float" style:data-style-name="N0">41</text:variable-get></text:span><text:span text:style-name="T6">-</text:span><text:span text:style-name="T6"><text:reference-ref text:reference-format="text" text:ref-name="erase_code">11</text:reference-ref></text:span><text:span text:style-name="T6">.</text:span></text:p>
      <text:p text:style-name="Code_20_Caption">Listing <text:variable-get text:name="chapter" office:value-type="float" style:data-style-name="N0">41</text:variable-get>-<text:reference-mark-start text:name="erase_code"/><text:sequence text:ref-name="refText10" text:name="Text" text:formula="ooow:Text+1" style:num-format="1">11</text:sequence><text:reference-mark-end text:name="erase_code"/>. Erasing elements from a vector</text:p>
      <text:p text:style-name="Code_20_First">#include &lt;algorithm&gt;</text:p>
      <text:p text:style-name="Code">#include "data.hpp"</text:p>
      <text:p text:style-name="Code">#include "intrange.hpp"</text:p>
      <text:p text:style-name="Code"/>
      <text:p text:style-name="Code">class outofrange</text:p>
      <text:p text:style-name="Code">{</text:p>
      <text:p text:style-name="Code">public:</text:p>
      <text:p text:style-name="Code"><text:s text:c="2"/>outofrange(int low, int high) : range_(low, high) {}</text:p>
      <text:p text:style-name="Code"><text:s text:c="2"/>bool operator()(int test) const { return not range_(test); }</text:p>
      <text:p text:style-name="Code">private:</text:p>
      <text:p text:style-name="Code"><text:s text:c="2"/>intrange range_;</text:p>
      <text:p text:style-name="Code">};</text:p>
      <text:p text:style-name="Code"/>
      <text:p text:style-name="Code">int main()</text:p>
      <text:p text:style-name="Code">{</text:p>
      <text:p text:style-name="Code"><text:s text:c="2"/>intvector data;</text:p>
      <text:p text:style-name="Code"><text:soft-page-break/><text:s text:c="2"/>read_data(data);</text:p>
      <text:p text:style-name="Code_20_Bold"><text:s text:c="2"/>data.erase(std::remove(data.begin(), data.end(), 0), data.end());</text:p>
      <text:p text:style-name="Code"><text:s text:c="2"/>intvector copy;</text:p>
      <text:p text:style-name="Code_20_Bold"><text:s text:c="2"/>std::remove_copy_if(data.begin(), data.end(), std::back_inserter(copy),</text:p>
      <text:p text:style-name="Code_20_Bold"><text:s text:c="22"/>outofrange(24, 42));</text:p>
      <text:p text:style-name="Code"><text:s text:c="2"/>std::sort(copy.begin(), copy.end());</text:p>
      <text:p text:style-name="Code_20_Bold"><text:s text:c="2"/>copy.erase(std::unique(copy.begin(), copy.end()), copy.end());</text:p>
      <text:p text:style-name="Code"><text:s text:c="2"/>write_data(copy);</text:p>
      <text:p text:style-name="Code_20_Last">}</text:p>
      <text:p text:style-name="Heading_20_1">Iterators</text:p>
      <text:p text:style-name="Body_20_Text_20_First">Algorithms and iterators are closely related. All the algorithms (except <text:span text:style-name="Code_20_Inline">min</text:span> and <text:span text:style-name="Code_20_Inline">max</text:span>) take two or more iterators as arguments. In order to use algorithms effectively, you must understand iterators. Therefore, the next exploration will help you master iterators, all five flavors. That’s right, iterators come in five different varieties. Keep reading to learn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Exploration 41 - Useful Algorithms</dc:title>
    <dc:subject>Exploring C++</dc:subject>
    <meta:initial-creator>Ray Lischner</meta:initial-creator>
    <meta:creation-date>2006-03-30T10:01:31</meta:creation-date>
    <dc:creator>Ray Lischner</dc:creator>
    <dc:date>2008-10-22T22:22:42</dc:date>
    <dc:language>en-US</dc:language>
    <meta:editing-cycles>105</meta:editing-cycles>
    <meta:editing-duration>PT256H48M41S</meta:editing-duration>
    <meta:document-statistic meta:table-count="2" meta:image-count="0" meta:object-count="0" meta:page-count="14" meta:paragraph-count="367" meta:word-count="4876" meta:character-count="30370"/>
    <meta:user-defined meta:name="Info 4"/>
    <meta:user-defined meta:name="codex-chapter-number">41</meta:user-defined>
    <meta:user-defined meta:name="codex-configfile">apress-cpp-dox.xml</meta:user-defined>
    <meta:user-defined meta:name="codex-doxygen"/>
  </office:meta>
</office:document-meta>
</file>